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paragraph-rsid="001231f4" fo:background-color="#ffffff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3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italic" style:text-underline-style="solid" style:text-underline-width="auto" style:text-underline-color="font-color" fo:font-weight="bold" officeooo:rsid="00146677" officeooo:paragraph-rsid="00146677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3" style:family="paragraph" style:parent-style-name="Heading_20_3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solid" style:text-underline-width="auto" style:text-underline-color="font-color" fo:font-weight="bold" officeooo:paragraph-rsid="001382e9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fo:font-weight="normal" officeooo:rsid="00146677" officeooo:paragraph-rsid="001fa2b2" fo:background-color="transparent" style:font-size-asian="14pt" style:font-size-complex="14pt" loext:padding="0in" loext:border="none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fo:font-weight="normal" officeooo:rsid="00146677" officeooo:paragraph-rsid="001f803b" fo:background-color="transparent" style:font-size-asian="14pt" style:font-size-complex="14pt" loext:padding="0in" loext:border="none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fo:font-weight="normal" officeooo:rsid="00146677" officeooo:paragraph-rsid="001fa2b2" fo:background-color="#ffffff" style:font-size-asian="14pt" style:font-size-complex="14pt" loext:padding="0in" loext:border="none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fo:font-weight="normal" officeooo:rsid="00146677" officeooo:paragraph-rsid="002236d3" fo:background-color="#ffffff" style:font-size-asian="14pt" style:font-size-complex="14pt" loext:padding="0in" loext:border="none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fo:font-weight="normal" officeooo:rsid="00146677" officeooo:paragraph-rsid="0023055f" fo:background-color="#ffffff" style:font-size-asian="14pt" style:font-size-complex="14pt" loext:padding="0in" loext:border="none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1382e9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261de2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26cfc9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28607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2b84cb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1382e9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261de2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26cfc9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28607e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2b84cb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2f9273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3087e4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officeooo:paragraph-rsid="001231f4" fo:background-color="#ffffff" style:font-size-asian="14pt" style:font-size-complex="14pt" loext:padding="0in" loext:border="none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rsid="001231f4" officeooo:paragraph-rsid="001231f4" fo:background-color="#ffffff" style:font-size-asian="14pt" style:font-weight-asian="bold" style:font-size-complex="14pt" style:font-weight-complex="bold" loext:padding="0in" loext:border="none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rsid="001382e9" officeooo:paragraph-rsid="001382e9" fo:background-color="#ffffff" style:font-size-asian="14pt" style:font-weight-asian="bold" style:font-size-complex="14pt" style:font-weight-complex="bold" loext:padding="0in" loext:border="none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rsid="00146677" officeooo:paragraph-rsid="00146677" fo:background-color="#ffffff" style:font-size-asian="14pt" style:font-weight-asian="bold" style:font-size-complex="14pt" style:font-weight-complex="bold" loext:padding="0in" loext:border="none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rsid="00146677" officeooo:paragraph-rsid="001bd0b5" fo:background-color="#ffffff" style:font-size-asian="14pt" style:font-weight-asian="bold" style:font-size-complex="14pt" style:font-weight-complex="bold" loext:padding="0in" loext:border="none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bold" officeooo:rsid="0018bdfa" officeooo:paragraph-rsid="0018bdfa" fo:background-color="#ffffff" style:font-size-asian="14pt" style:font-weight-asian="bold" style:font-size-complex="14pt" style:font-weight-complex="bold" loext:padding="0in" loext:border="none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231f4" officeooo:paragraph-rsid="001231f4" fo:background-color="#ffffff" style:font-size-asian="14pt" style:font-size-complex="14pt" loext:padding="0in" loext:border="none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paragraph-rsid="001231f4" fo:background-color="#ffffff" style:font-size-asian="14pt" style:font-size-complex="14pt" loext:padding="0in" loext:border="none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paragraph-rsid="001382e9" fo:background-color="#ffffff" style:font-size-asian="14pt" style:font-size-complex="14pt" loext:padding="0in" loext:border="none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146677" fo:background-color="#ffffff" style:font-size-asian="14pt" style:font-size-complex="14pt" loext:padding="0in" loext:border="none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1bd0b5" fo:background-color="#ffffff" style:font-size-asian="14pt" style:font-size-complex="14pt" loext:padding="0in" loext:border="none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1e4e3b" fo:background-color="#ffffff" style:font-size-asian="14pt" style:font-size-complex="14pt" loext:padding="0in" loext:border="none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1f803b" fo:background-color="#ffffff" style:font-size-asian="14pt" style:font-size-complex="14pt" loext:padding="0in" loext:border="none"/>
    </style:style>
    <style:style style:name="P3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1fa2b2" fo:background-color="#ffffff" style:font-size-asian="14pt" style:font-size-complex="14pt" loext:padding="0in" loext:border="none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2236d3" fo:background-color="#ffffff" style:font-size-asian="14pt" style:font-size-complex="14pt" loext:padding="0in" loext:border="none"/>
    </style:style>
    <style:style style:name="P3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23055f" fo:background-color="#ffffff" style:font-size-asian="14pt" style:font-size-complex="14pt" loext:padding="0in" loext:border="none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fo:font-weight="normal" officeooo:rsid="00146677" officeooo:paragraph-rsid="0024a366" fo:background-color="#ffffff" style:font-size-asian="14pt" style:font-size-complex="14pt" loext:padding="0in" loext:border="none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style:text-underline-style="none" fo:font-weight="normal" officeooo:paragraph-rsid="001382e9" fo:background-color="#ffffff" style:font-size-asian="14pt" style:font-size-complex="14pt" loext:padding="0in" loext:border="none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Ubuntu Mono" fo:font-size="14pt" fo:letter-spacing="normal" fo:font-style="normal" style:text-underline-style="none" fo:font-weight="normal" officeooo:paragraph-rsid="001231f4" fo:background-color="#ffffff" style:font-size-asian="14pt" style:font-size-complex="14pt" loext:padding="0in" loext:border="none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146677" officeooo:paragraph-rsid="001e4e3b" fo:background-color="transparent" style:font-size-asian="14pt" style:font-size-complex="14pt" loext:padding="0in" loext:border="none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146677" officeooo:paragraph-rsid="002236d3" fo:background-color="transparent" style:font-size-asian="14pt" style:font-size-complex="14pt" loext:padding="0in" loext:border="none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146677" officeooo:paragraph-rsid="00146677" fo:background-color="transparent" style:font-size-asian="14pt" style:font-size-complex="14pt" loext:padding="0in" loext:border="none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146677" officeooo:paragraph-rsid="001fa2b2" fo:background-color="transparent" style:font-size-asian="14pt" style:font-size-complex="14pt" loext:padding="0in" loext:border="none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146677" officeooo:paragraph-rsid="001fa2b2" fo:background-color="#ffffff" style:font-size-asian="14pt" style:font-size-complex="14pt" loext:padding="0in" loext:border="none"/>
    </style:style>
    <style:style style:name="P4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fo:font-weight="normal" officeooo:rsid="002236d3" officeooo:paragraph-rsid="002236d3" fo:background-color="#ffffff" style:font-size-asian="14pt" style:font-size-complex="14pt" loext:padding="0in" loext:border="none"/>
    </style:style>
    <style:style style:name="P4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style:text-underline-style="none" fo:font-weight="normal" officeooo:rsid="00146677" officeooo:paragraph-rsid="00146677" fo:background-color="#dee6ef" style:font-size-asian="14pt" style:font-size-complex="14pt" loext:padding="0in" loext:border="none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style:text-underline-style="none" fo:font-weight="normal" officeooo:paragraph-rsid="0026cfc9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4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55308d" style:font-name="Ubuntu Mono" fo:font-size="14pt" fo:letter-spacing="normal" fo:font-style="normal" fo:font-weight="normal" officeooo:rsid="00146677" officeooo:paragraph-rsid="001e4e3b" fo:background-color="transparent" style:font-size-asian="14pt" style:font-size-complex="14pt" loext:padding="0in" loext:border="none"/>
    </style:style>
    <style:style style:name="P4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55308d" style:font-name="Ubuntu Mono" fo:font-size="14pt" fo:letter-spacing="normal" fo:font-style="normal" fo:font-weight="normal" officeooo:rsid="00146677" officeooo:paragraph-rsid="002236d3" fo:background-color="#ffffff" style:font-size-asian="14pt" style:font-size-complex="14pt" loext:padding="0in" loext:border="none"/>
    </style:style>
    <style:style style:name="P5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Ubuntu Mono" fo:font-size="14pt" officeooo:paragraph-rsid="001231f4" style:font-size-asian="14pt" style:font-size-complex="14pt"/>
    </style:style>
    <style:style style:name="P5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Ubuntu Mono" fo:font-size="14pt" officeooo:paragraph-rsid="001382e9" style:font-size-asian="14pt" style:font-size-complex="14pt"/>
    </style:style>
    <style:style style:name="P5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Ubuntu Mono" fo:font-size="14pt" officeooo:rsid="00146677" officeooo:paragraph-rsid="00146677" style:font-size-asian="14pt" style:font-size-complex="14pt"/>
    </style:style>
    <style:style style:name="P53" style:family="paragraph" style:parent-style-name="Standard">
      <style:paragraph-properties style:line-height-at-least="0.198in"/>
      <style:text-properties fo:color="#2a6099" style:font-name="Ubuntu Mono" fo:font-size="14pt" fo:font-weight="normal" fo:background-color="transparent" style:font-size-asian="14pt" style:font-size-complex="14pt"/>
    </style:style>
    <style:style style:name="P54" style:family="paragraph" style:parent-style-name="Standard">
      <style:text-properties style:font-name="Ubuntu Mono" fo:font-size="14pt" style:text-underline-style="none" officeooo:paragraph-rsid="002f9273" style:font-size-asian="14pt" style:font-size-complex="14pt"/>
    </style:style>
    <style:style style:name="P5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2f9273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5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normal" style:text-underline-style="none" fo:font-weight="normal" officeooo:paragraph-rsid="003087e4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5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3478bb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5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363b27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5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Ubuntu Mono" fo:font-size="14pt" fo:letter-spacing="normal" fo:font-style="italic" style:text-underline-style="none" fo:font-weight="bold" officeooo:paragraph-rsid="0037954a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style:text-underline-style="none" fo:font-weight="normal" officeooo:paragraph-rsid="003087e4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normal" style:text-underline-style="none" fo:font-weight="normal" officeooo:paragraph-rsid="003087e4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bold" officeooo:paragraph-rsid="003478bb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bold" officeooo:paragraph-rsid="00363b27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bold" officeooo:paragraph-rsid="0037954a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normal" officeooo:paragraph-rsid="003478bb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normal" officeooo:paragraph-rsid="00363b27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a6099" style:font-name="Ubuntu Mono" fo:font-size="14pt" fo:letter-spacing="normal" fo:font-style="italic" style:text-underline-style="none" fo:font-weight="normal" officeooo:paragraph-rsid="0037954a" fo:background-color="transparent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68" style:family="paragraph" style:parent-style-name="Standard">
      <style:paragraph-properties style:line-height-at-least="0.198in"/>
      <style:text-properties fo:color="#2a6099" style:font-name="Ubuntu Mono" fo:font-size="14pt" fo:font-weight="normal" fo:background-color="transparent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000000" fo:letter-spacing="normal" fo:font-style="normal" fo:font-weight="normal" officeooo:rsid="0013830d" fo:background-color="#ffffff" loext:char-shading-value="0" loext:padding="0in" loext:border="none"/>
    </style:style>
    <style:style style:name="T3" style:family="text">
      <style:text-properties fo:font-variant="normal" fo:text-transform="none" fo:color="#000000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c9211e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55308d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00a933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fo:color="#00a933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ff0000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letter-spacing="normal" fo:font-style="normal" fo:font-weight="normal" officeooo:rsid="001231f4" fo:background-color="#ffffff" loext:char-shading-value="0" loext:padding="0in" loext:border="none"/>
    </style:style>
    <style:style style:name="T12" style:family="text">
      <style:text-properties fo:font-variant="normal" fo:text-transform="none" fo:letter-spacing="normal" fo:font-style="normal" fo:font-weight="normal" officeooo:rsid="001382e9" fo:background-color="#ffffff" loext:char-shading-value="0" loext:padding="0in" loext:border="none"/>
    </style:style>
    <style:style style:name="T13" style:family="text">
      <style:text-properties fo:font-variant="normal" fo:text-transform="none" fo:letter-spacing="normal" fo:font-style="normal" fo:font-weight="normal" officeooo:rsid="0013830d" fo:background-color="#ffffff" loext:char-shading-value="0" loext:padding="0in" loext:border="none"/>
    </style:style>
    <style:style style:name="T14" style:family="text">
      <style:text-properties fo:font-variant="normal" fo:text-transform="none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dee6ef" loext:char-shading-value="0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fo:color="#c9211e" fo:font-style="normal" fo:background-color="#ffffff" loext:char-shading-value="0"/>
    </style:style>
    <style:style style:name="T21" style:family="text">
      <style:text-properties officeooo:rsid="001fa2b2"/>
    </style:style>
    <style:style style:name="T22" style:family="text">
      <style:text-properties fo:font-style="normal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fo:background-color="#ffffff" loext:char-shading-value="0"/>
    </style:style>
    <style:style style:name="T25" style:family="text">
      <style:text-properties fo:font-style="normal" fo:background-color="#ffffff" loext:char-shading-value="0"/>
    </style:style>
    <style:style style:name="T26" style:family="text">
      <style:text-properties fo:font-style="normal" officeooo:rsid="00261de2" fo:background-color="#ffffff" loext:char-shading-value="0"/>
    </style:style>
    <style:style style:name="T27" style:family="text">
      <style:text-properties fo:font-style="normal" officeooo:rsid="0026cfc9" fo:background-color="#ffffff" loext:char-shading-value="0"/>
    </style:style>
    <style:style style:name="T28" style:family="text">
      <style:text-properties fo:font-style="normal" fo:background-color="#ffff00" loext:char-shading-value="0"/>
    </style:style>
    <style:style style:name="T29" style:family="text">
      <style:text-properties fo:font-style="normal" officeooo:rsid="00363b27"/>
    </style:style>
    <style:style style:name="T30" style:family="text">
      <style:text-properties officeooo:rsid="0023055f"/>
    </style:style>
    <style:style style:name="T31" style:family="text">
      <style:text-properties fo:color="#2a6099" fo:font-weight="bold" fo:background-color="transparent" loext:char-shading-value="0" style:font-weight-asian="bold" style:font-weight-complex="bold"/>
    </style:style>
    <style:style style:name="T32" style:family="text">
      <style:text-properties fo:color="#2a6099" fo:font-style="normal" fo:background-color="#ffffff" loext:char-shading-value="0"/>
    </style:style>
    <style:style style:name="T33" style:family="text">
      <style:text-properties fo:color="#2a6099" fo:font-style="normal" fo:font-weight="normal"/>
    </style:style>
    <style:style style:name="T34" style:family="text">
      <style:text-properties fo:color="#2a6099" style:font-name="Ubuntu Mono" fo:font-style="normal" fo:font-weight="normal"/>
    </style:style>
    <style:style style:name="T35" style:family="text">
      <style:text-properties fo:color="#bf0041" fo:font-style="normal"/>
    </style:style>
    <style:style style:name="T36" style:family="text">
      <style:text-properties fo:color="#bf0041" fo:font-style="normal" fo:background-color="#ffffff" loext:char-shading-value="0"/>
    </style:style>
    <style:style style:name="T37" style:family="text">
      <style:text-properties style:font-name="ui-monospace" fo:font-size="9pt" fo:font-style="normal" fo:font-weight="normal"/>
    </style:style>
    <style:style style:name="T38" style:family="text">
      <style:text-properties style:font-name="ui-monospace" fo:font-size="9pt" fo:font-style="normal" fo:font-weight="normal" fo:background-color="#ffffff" loext:char-shading-value="0"/>
    </style:style>
    <style:style style:name="T39" style:family="text">
      <style:text-properties style:font-name="ui-monospace" fo:font-style="normal" fo:font-weight="normal"/>
    </style:style>
    <style:style style:name="T40" style:family="text">
      <style:text-properties fo:color="#e6edf3" fo:font-style="normal" fo:font-weight="normal" fo:background-color="#ffffff" loext:char-shading-value="0"/>
    </style:style>
    <style:style style:name="T41" style:family="text">
      <style:text-properties fo:color="#e6edf3" style:font-name="ui-monospace" fo:font-size="9pt" fo:font-style="normal" fo:font-weight="normal" fo:background-color="#ffffff" loext:char-shading-value="0"/>
    </style:style>
    <style:style style:name="T42" style:family="text">
      <style:text-properties officeooo:rsid="002b84cb"/>
    </style:style>
    <style:style style:name="T43" style:family="text">
      <style:text-properties fo:color="#158466" fo:font-style="normal" fo:background-color="#ffffff" loext:char-shading-value="0"/>
    </style:style>
    <style:style style:name="T44" style:family="text">
      <style:text-properties fo:color="#00a933" fo:font-style="normal" fo:background-color="#ffffff" loext:char-shading-value="0"/>
    </style:style>
    <style:style style:name="T45" style:family="text">
      <style:text-properties fo:color="#9cdcfe"/>
    </style:style>
    <style:style style:name="T46" style:family="text">
      <style:text-properties fo:color="#9cdcfe" fo:font-style="normal" fo:background-color="#ffffff" loext:char-shading-value="0"/>
    </style:style>
    <style:style style:name="T47" style:family="text">
      <style:text-properties fo:color="#569cd6"/>
    </style:style>
    <style:style style:name="T48" style:family="text">
      <style:text-properties fo:color="#569cd6" fo:font-style="normal" fo:background-color="#ffffff" loext:char-shading-value="0"/>
    </style:style>
    <style:style style:name="T49" style:family="text">
      <style:text-properties fo:color="#4fc1ff" fo:font-style="normal" fo:background-color="#ffffff" loext:char-shading-value="0"/>
    </style:style>
    <style:style style:name="T50" style:family="text">
      <style:text-properties fo:color="#b5cea8" fo:font-style="normal" fo:background-color="#ffffff" loext:char-shading-value="0"/>
    </style:style>
    <style:style style:name="T51" style:family="text">
      <style:text-properties fo:color="#808080"/>
    </style:style>
    <style:style style:name="T52" style:family="text">
      <style:text-properties fo:color="#808080" fo:font-style="normal" fo:background-color="#ffffff" loext:char-shading-value="0"/>
    </style:style>
    <style:style style:name="T53" style:family="text">
      <style:text-properties fo:color="#ce9178"/>
    </style:style>
    <style:style style:name="T54" style:family="text">
      <style:text-properties fo:color="#ce9178" fo:font-style="normal" fo:background-color="#ffffff" loext:char-shading-value="0"/>
    </style:style>
    <style:style style:name="T55" style:family="text">
      <style:text-properties fo:color="#dcdcaa" fo:font-style="normal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ember1014"/> </text:p>
      <text:h text:style-name="P1" text:outline-level="1">Learning Redux Toolkit</text:h>
      <text:p text:style-name="P22">Introduction</text:p>
      <text:p text:style-name="P27"/>
      <text:p text:style-name="P50"><text:span text:style-name="T10">If you've used React, </text:span><text:bookmark text:name="ember1015"/><text:span text:style-name="T10">to build a web application, </text:span><text:bookmark text:name="ember1016"/><text:span text:style-name="T1">chances are you've had significant challenges, </text:span><text:bookmark text:name="ember1017"/><text:span text:style-name="T10">with state management. </text:span><text:bookmark text:name="ember1018"/><text:span text:style-name="T10">For too long we relied on typical Redux, </text:span><text:bookmark text:name="ember1019"/><text:span text:style-name="T10">for state management but because of its complexity, </text:span><text:bookmark text:name="ember1020"/><text:span text:style-name="T10">and the excessive amount of code it takes to get it working, </text:span><text:bookmark text:name="ember1021"/><text:span text:style-name="T10">we eventually turned to other solutions, </text:span><text:bookmark text:name="ember1022"/><text:span text:style-name="T10">like the </text:span><text:span text:style-name="T14">React Context API</text:span><text:span text:style-name="T10">. </text:span><text:bookmark text:name="ember1023"/><text:span text:style-name="T10">What have I told you? </text:span><text:bookmark text:name="ember1024"/><text:span text:style-name="T10">That a new tool named </text:span><text:span text:style-name="T14">Redux Toolkit</text:span><text:span text:style-name="T10">, </text:span><text:bookmark text:name="ember1025"/><text:span text:style-name="T10">exist to make the Redux state management process, </text:span><text:bookmark text:name="ember1026"/><text:span text:style-name="T10">as simple as possible. </text:span><text:bookmark text:name="ember1027"/><text:span text:style-name="T10">It's easy to set up and use, </text:span><text:bookmark text:name="ember1028"/><text:span text:style-name="T10">while remaining as efficient as the popular Redux library. </text:span><text:bookmark text:name="ember1029"/><text:span text:style-name="T10">In this course, you learn about creating Redux stores, </text:span><text:bookmark text:name="ember1030"/><text:span text:style-name="T10">reducers, actions, slices, </text:span><text:bookmark text:name="ember1031"/><text:span text:style-name="T10">and making API requests by building a shopping app.</text:span></text:p>
      <text:p text:style-name="P28"/>
      <text:p text:style-name="P50"><text:span text:style-name="T11">W</text:span><text:span text:style-name="T10">e will build a shopping app </text:span><text:bookmark text:name="ember1097"/><text:span text:style-name="T10">and we'll use it to learn Redux Tool Kits. </text:span><text:bookmark text:name="ember1098"/><text:span text:style-name="T10">We'll look at </text:span><text:span text:style-name="T14">how to use Redux Tool Kit to share data </text:span><text:bookmark text:name="ember1099"/><text:span text:style-name="T14">between our home and cart components.</text:span><text:span text:style-name="T10"> </text:span><text:bookmark text:name="ember1100"/><text:span text:style-name="T10">The actions on the homepage, </text:span><text:bookmark text:name="ember1101"/><text:span text:style-name="T10">like remove from carts, </text:span><text:bookmark text:name="ember1102"/><text:span text:style-name="T10">are the same actions we have on the cart page. </text:span><text:bookmark text:name="ember1103"/><text:span text:style-name="T10">So whenever we click the remove item button, </text:span><text:bookmark text:name="ember1104"/><text:span text:style-name="T10">the item gets removed from the carts. </text:span><text:bookmark text:name="ember1105"/><text:span text:style-name="T10">We return to our homepage, </text:span><text:bookmark text:name="ember1106"/><text:span text:style-name="T10">click the remove from cart button, </text:span><text:bookmark text:name="ember1107"/><text:span text:style-name="T10">and the same thing happens. </text:span><text:bookmark text:name="ember1108"/><text:span text:style-name="T14">As you can see, we're able to share data </text:span><text:bookmark text:name="ember1109"/><text:span text:style-name="T14">between our home nav bar </text:span><text:bookmark text:name="ember1110"/><text:span text:style-name="T14">and carts components, </text:span><text:bookmark text:name="ember1111"/><text:span text:style-name="T14">without the need for props. </text:span><text:bookmark text:name="ember1112"/><text:span text:style-name="T10">And this is why I like to use Redux Tool Kit </text:span><text:bookmark text:name="ember1113"/><text:span text:style-name="T10">for state managements in my React applications.</text:span></text:p>
      <text:p text:style-name="P28"/>
      <text:p text:style-name="P50"><text:bookmark text:name="ember1189"/><text:span text:style-name="T1">Redux Toolkit is the official </text:span><text:bookmark text:name="ember1190"/><text:span text:style-name="T10">and opinionated to set for efficient Redux development. </text:span><text:bookmark text:name="ember1191"/><text:span text:style-name="T10">It comes out of the box with everything you need </text:span><text:bookmark text:name="ember1192"/><text:span text:style-name="T10">for state management in React apps. </text:span><text:bookmark text:name="ember1193"/><text:span text:style-name="T10">What's Redux? </text:span><text:bookmark text:name="ember1194"/><text:span text:style-name="T14">Redux is an open source JavaScript library </text:span><text:bookmark text:name="ember1195"/><text:span text:style-name="T14">for managing and centralizing your application state.</text:span><text:span text:style-name="T10"> </text:span><text:bookmark text:name="ember1196"/><text:span text:style-name="T10">You'll often see React developers use Redux </text:span><text:bookmark text:name="ember1197"/><text:span text:style-name="T10">as their </text:span><text:span text:style-name="T14">go-to state management tool</text:span><text:span text:style-name="T10">. </text:span><text:bookmark text:name="ember1198"/><text:span text:style-name="T14">Redux Toolkit, is intended to be the standard way </text:span><text:bookmark text:name="ember1199"/><text:span text:style-name="T14">to write Redux logic.</text:span><text:span text:style-name="T10"> </text:span><text:bookmark text:name="ember1200"/><text:span text:style-name="T10">Three common concerns about Redux, </text:span><text:bookmark text:name="ember1201"/><text:span text:style-name="T10">that Redux Toolkit was created to help address </text:span><text:bookmark text:name="ember1202"/><text:span text:style-name="T10">are the complications involved </text:span><text:bookmark text:name="ember1203"/><text:span text:style-name="T10">in configuring a Redux Store. </text:span><text:bookmark text:name="ember1204"/><text:span text:style-name="T10">The needs to add a lot of packages </text:span><text:bookmark text:name="ember1205"/><text:span text:style-name="T10">to get Redux to do anything useful. </text:span><text:bookmark text:name="ember1206"/><text:span text:style-name="T10">Redux requires too much boilerplate code. </text:span><text:bookmark text:name="ember1207"/><text:span text:style-name="T10">For a long time, we used just Redux for state management. </text:span><text:bookmark text:name="ember1208"/><text:span text:style-name="T10">Even with all of these issues and complications. </text:span><text:bookmark text:name="ember1209"/><text:span text:style-name="T10">This is because Redux is still great tool </text:span><text:bookmark text:name="ember1210"/><text:span text:style-name="T10">even though the core library is bare, it's extensible. </text:span><text:bookmark text:name="ember1211"/><text:span text:style-name="T10">And when used together with some other tools, </text:span><text:bookmark text:name="ember1212"/><text:span text:style-name="T10">it does great job. </text:span><text:bookmark text:name="ember1213"/><text:span text:style-name="T10">The Redux Core Library is deliberately flexible, </text:span><text:bookmark text:name="ember1214"/><text:span text:style-name="T10">but many times this flexibility does more harm than good </text:span><text:bookmark text:name="ember1215"/><text:span text:style-name="T10">as it introduces necessary complications to a code base </text:span><text:bookmark text:name="ember1216"/><text:span text:style-name="T10">and takes up too much development time. </text:span><text:bookmark text:name="ember1217"/><text:span text:style-name="T10">This is where Redux Toolkit it comes in. </text:span><text:bookmark text:name="ember1218"/><text:span text:style-name="T14">With Redux Toolkit, we have out of the box </text:span><text:bookmark text:name="ember1219"/><text:span text:style-name="T14">all of the functionality that Redux would have, </text:span><text:bookmark text:name="ember1220"/><text:span text:style-name="T14">only when combined with additional libraries. </text:span><text:bookmark text:name="ember1221"/><text:span text:style-name="T10">If you want the </text:span><text:soft-page-break/><text:span text:style-name="T10">simplest possible way </text:span><text:bookmark text:name="ember1222"/><text:span text:style-name="T10">to handle state management in your React apps </text:span><text:bookmark text:name="ember1223"/><text:span text:style-name="T10">with some good default behavior out of the box. </text:span><text:bookmark text:name="ember1224"/><text:span text:style-name="T10">Or maybe you're writing some similar codes </text:span><text:bookmark text:name="ember1225"/><text:span text:style-name="T10">in a large application and would like to code down, </text:span><text:bookmark text:name="ember1226"/><text:span text:style-name="T10">on how much of that code you have to write by hand </text:span><text:bookmark text:name="ember1227"/><text:span text:style-name="T10">then Redux Toolkit is for you. </text:span><text:bookmark text:name="ember1228"/><text:span text:style-name="T14">Redux Toolkit makes it easier </text:span><text:bookmark text:name="ember1229"/><text:span text:style-name="T14">to write good Redux application </text:span><text:bookmark text:name="ember1230"/><text:span text:style-name="T14">and speeds up development by baking in </text:span><text:bookmark text:name="ember1231"/><text:span text:style-name="T14">the Redux recommended best practices</text:span><text:span text:style-name="T10">, </text:span><text:bookmark text:name="ember1232"/><text:span text:style-name="T10">providing good default behaviors, </text:span><text:bookmark text:name="ember1233"/><text:span text:style-name="T10">catching mistakes and allowing you to write simpler codes. </text:span><text:bookmark text:name="ember1234"/><text:span text:style-name="T10">Regardless of your skill level or experience </text:span><text:bookmark text:name="ember1235"/><text:span text:style-name="T10">you'll find Redux Toolkit a beneficial tool </text:span><text:bookmark text:name="ember1236"/><text:span text:style-name="T10">for your React application.</text:span></text:p>
      <text:p text:style-name="P28"/>
      <text:p text:style-name="P23">Understanding Redux</text:p>
      <text:p text:style-name="P28"/>
      <text:p text:style-name="P51"><text:bookmark text:name="ember1298"/><text:span text:style-name="T12">Fo</text:span><text:span text:style-name="T10">r Redux to work, </text:span><text:bookmark text:name="ember1299"/><text:span text:style-name="T1">it requires three main building parts, </text:span><text:bookmark text:name="ember1300"/><text:span text:style-name="T14">actions, reducers, and the store</text:span><text:span text:style-name="T10">. </text:span><text:bookmark text:name="ember1301"/><text:span text:style-name="T10">Let's start by understanding </text:span><text:span text:style-name="T15">actions</text:span><text:span text:style-name="T10">. </text:span><text:bookmark text:name="ember1302"/><text:span text:style-name="T10">In Redux, </text:span><text:span text:style-name="T14">actions are objects that are used </text:span><text:bookmark text:name="ember1303"/><text:span text:style-name="T14">to send data to the Redux store.</text:span><text:span text:style-name="T10"> </text:span><text:bookmark text:name="ember1304"/><text:span text:style-name="T10">They usually </text:span><text:span text:style-name="T14">have two properties, </text:span><text:bookmark text:name="ember1305"/><text:span text:style-name="T5">a payload property</text:span><text:span text:style-name="T14"> that contains the data we want to put </text:span><text:bookmark text:name="ember1306"/><text:span text:style-name="T14">in our Redux store, </text:span><text:bookmark text:name="ember1307"/><text:span text:style-name="T14">and </text:span><text:span text:style-name="T5">the type property</text:span><text:span text:style-name="T14"> that describes the action.</text:span><text:span text:style-name="T10"> </text:span><text:bookmark text:name="ember1308"/><text:span text:style-name="T10">The value of the payload property can be of any data type, </text:span><text:bookmark text:name="ember1309"/><text:span text:style-name="T10">while the type property is usually a string. </text:span><text:bookmark text:name="ember1312"/><text:span text:style-name="T3">Reducers</text:span><text:span text:style-name="T1"> use actions to know what </text:span><text:bookmark text:name="ember1313"/><text:span text:style-name="T10">to do with our Redux store. </text:span><text:bookmark text:name="ember1314"/><text:span text:style-name="T10">E</text:span><text:span text:style-name="T12">ach</text:span><text:span text:style-name="T10"> </text:span><text:span text:style-name="T14">action tells the reducer to </text:span><text:span text:style-name="T5">add</text:span><text:span text:style-name="T14">, </text:span><text:span text:style-name="T6">remove</text:span><text:span text:style-name="T14">, </text:span><text:bookmark text:name="ember1315"/><text:span text:style-name="T14">or </text:span><text:span text:style-name="T7">update</text:span><text:span text:style-name="T14"> existing data in our store</text:span><text:span text:style-name="T10">. </text:span><text:bookmark text:name="ember1316"/><text:span text:style-name="T10">The </text:span><text:span text:style-name="T14">reducer takes the actions payload and does just that.</text:span><text:span text:style-name="T10"> </text:span><text:bookmark text:name="ember1317"/><text:span text:style-name="T10">Here's what a simple reducer looks like. </text:span><text:bookmark text:name="ember1318"/><text:span text:style-name="T15">Reducers are pure functions, </text:span><text:bookmark text:name="ember1319"/><text:span text:style-name="T15">that have the current application states </text:span><text:bookmark text:name="ember1320"/><text:span text:style-name="T15">and intended action as their first two parameters.</text:span><text:span text:style-name="T14"> </text:span><text:bookmark text:name="ember1321"/><text:span text:style-name="T10">In typical Redux, creating actions </text:span><text:bookmark text:name="ember1322"/><text:span text:style-name="T10">and reducers are a bit more complex than our examples so far </text:span><text:bookmark text:name="ember1323"/><text:span text:style-name="T10">but you don't have to worry about that. </text:span><text:bookmark text:name="ember1324"/><text:span text:style-name="T10">Redux Toolkit has a simple way of helping us write, </text:span><text:bookmark text:name="ember1325"/><text:span text:style-name="T10">if we choose this, and generates actions.</text:span></text:p>
      <text:p text:style-name="P29"/>
      <text:p text:style-name="P51"><text:bookmark text:name="ember1399"/><text:span text:style-name="T10">Without the Redux store, </text:span><text:bookmark text:name="ember1400"/><text:span text:style-name="T1">our actions and reducers cannot fully function. </text:span><text:bookmark text:name="ember1401"/><text:span text:style-name="T2">I</text:span><text:span text:style-name="T10">n any Redux app, there </text:span><text:span text:style-name="T14">can only be one store</text:span><text:span text:style-name="T10">. </text:span><text:bookmark text:name="ember1402"/><text:span text:style-name="T10">Since the store is so important, what does it do? </text:span><text:bookmark text:name="ember1403"/><text:span text:style-name="T10">For starters, this </text:span><text:span text:style-name="T14">store is where we keep </text:span><text:bookmark text:name="ember1404"/><text:span text:style-name="T14">the application state</text:span><text:span text:style-name="T10">. </text:span><text:bookmark text:name="ember1405"/><text:span text:style-name="T10">So if we want to use Redux for state management, </text:span><text:bookmark text:name="ember1406"/><text:span text:style-name="T14">we will need to create a Redux store. </text:span><text:bookmark text:name="ember1407"/><text:span text:style-name="T10">This store doesn't just hold </text:span><text:bookmark text:name="ember1408"/><text:span text:style-name="T10">the current application state inside of it, </text:span><text:bookmark text:name="ember1409"/><text:span text:style-name="T14">it also allows us access to the state.</text:span><text:span text:style-name="T10"> </text:span><text:bookmark text:name="ember1410"/><text:span text:style-name="T10">That means, we can use a </text:span><text:span text:style-name="T7">getState()</text:span><text:span text:style-name="T14"> </text:span><text:span text:style-name="T10">method from the store </text:span><text:bookmark text:name="ember1411"/><text:span text:style-name="T10">to get our application state. </text:span><text:bookmark text:name="ember1412"/><text:span text:style-name="T10">We can also </text:span><text:span text:style-name="T14">update our application state</text:span><text:span text:style-name="T10"> </text:span><text:bookmark text:name="ember1413"/><text:span text:style-name="T10">with a </text:span><text:span text:style-name="T9">store.update()</text:span><text:span text:style-name="T14"> </text:span><text:span text:style-name="T10">method. </text:span><text:bookmark text:name="ember1414"/><text:span text:style-name="T10">And along with that, the store handles the registration </text:span><text:bookmark text:name="ember1415"/><text:span text:style-name="T10">and all registration of least not callbacks. </text:span><text:bookmark text:name="ember1416"/><text:span text:style-name="T10">The store is able to function </text:span><text:bookmark text:name="ember1417"/><text:span text:style-name="T10">with the help of the actions and reducers. </text:span><text:bookmark text:name="ember1418"/><text:span text:style-name="T14">The actions tell the reducers </text:span><text:bookmark text:name="ember1419"/><text:span text:style-name="T14">how to interact with the store, </text:span><text:bookmark text:name="ember1420"/><text:span text:style-name="T4">and the store allows the reducers </text:span><text:bookmark text:name="ember1421"/><text:span text:style-name="T14">to access and modify the application state.</text:span><text:span text:style-name="T10"> </text:span><text:bookmark text:name="ember1422"/><text:span text:style-name="T10">To create a store, we'll have to </text:span><text:span text:style-name="T14">import </text:span><text:bookmark text:name="ember1423"/><text:span text:style-name="T14">the configureStore method from Redux tool kit. </text:span><text:bookmark text:name="ember1424"/><text:span text:style-name="T14">Then, we create a variable named store. </text:span><text:bookmark text:name="ember1425"/><text:span text:style-name="T10">This can be named anything but we'll go with store </text:span><text:bookmark text:name="ember1426"/><text:span text:style-name="T10">because that's easy to understand. </text:span><text:bookmark text:name="ember1427"/><text:span text:style-name="T10">As our store's value, </text:span><text:bookmark text:name="ember1428"/><text:span text:style-name="T10">we'll call the </text:span><text:span text:style-name="T15">configureStore method</text:span><text:span text:style-name="T14"> </text:span><text:bookmark text:name="ember1429"/><text:span text:style-name="T10">and as </text:span><text:span text:style-name="T14">an argument to the configureStore </text:span><text:soft-page-break/><text:span text:style-name="T14">method, </text:span><text:bookmark text:name="ember1430"/><text:span text:style-name="T14">we'll have an object with our reducer property and a value.</text:span><text:span text:style-name="T10"> </text:span><text:bookmark text:name="ember1431"/><text:span text:style-name="T10">That's about it for creating a Redux store </text:span><text:bookmark text:name="ember1432"/><text:span text:style-name="T10">with the Redux tool Kit. </text:span><text:bookmark text:name="ember1433"/><text:span text:style-name="T14">To access our application state from the store, </text:span><text:bookmark text:name="ember1434"/><text:span text:style-name="T14">we can use the </text:span><text:span text:style-name="T7">store.getState() </text:span><text:span text:style-name="T14">method </text:span><text:bookmark text:name="ember1435"/><text:span text:style-name="T14">and to update our state, </text:span><text:bookmark text:name="ember1436"/><text:span text:style-name="T14">we have the </text:span><text:span text:style-name="T9">store.dispatch</text:span><text:span text:style-name="T14"> method. </text:span><text:bookmark text:name="ember1437"/><text:span text:style-name="T10">When we start building our application, </text:span><text:bookmark text:name="ember1438"/><text:span text:style-name="T10">we will see more of the store in action.</text:span></text:p>
      <text:p text:style-name="P29"/>
      <text:p text:style-name="P51"><text:bookmark text:name="ember1494"/><text:span text:style-name="T10">A Red</text:span><text:span text:style-name="T13">u</text:span><text:span text:style-name="T10">x app can have as many slices </text:span><text:bookmark text:name="ember1495"/><text:span text:style-name="T10">as it's needed to represent each part of the application. </text:span><text:bookmark text:name="ember1496"/><text:span text:style-name="T1">So you can think of is slice </text:span><text:bookmark text:name="ember1497"/><text:span text:style-name="T10">the way you think of parts of a pizza or a loaf of bread. </text:span><text:bookmark text:name="ember1498"/><text:span text:style-name="T10">To create a slice, you need to </text:span><text:span text:style-name="T8">import </text:span><text:bookmark text:name="ember1499"/><text:span text:style-name="T8">the </text:span><text:span text:style-name="T7">create slice </text:span><text:span text:style-name="T8">method</text:span><text:span text:style-name="T10"> from red</text:span><text:span text:style-name="T13">u</text:span><text:span text:style-name="T10">x tool kit. </text:span><text:bookmark text:name="ember1500"/><text:span text:style-name="T10">Next, you create </text:span><text:span text:style-name="T14">a variable for your slice</text:span><text:span text:style-name="T10"> </text:span><text:bookmark text:name="ember1501"/><text:span text:style-name="T10">and then assets value called the </text:span><text:span text:style-name="T14">create slice method</text:span><text:span text:style-name="T10">. </text:span><text:bookmark text:name="ember1502"/><text:span text:style-name="T10">The create slice method expects a single object </text:span><text:bookmark text:name="ember1503"/><text:span text:style-name="T10">as its arguments, which is used to configure the slice. </text:span><text:bookmark text:name="ember1504"/><text:span text:style-name="T10">For the object properties, we need to provide values </text:span><text:bookmark text:name="ember1505"/><text:span text:style-name="T10">for name, initial states, and reducers. </text:span><text:bookmark text:name="ember1506"/><text:span text:style-name="T10">There's also an optional property named extra reducers. </text:span><text:bookmark text:name="ember1507"/><text:span text:style-name="T10">The name property tells red</text:span><text:span text:style-name="T13">u</text:span><text:span text:style-name="T10">x </text:span><text:bookmark text:name="ember1508"/><text:span text:style-name="T10">the name of the slice of our app state. </text:span><text:bookmark text:name="ember1509"/><text:span text:style-name="T10">The initial property provides a store </text:span><text:bookmark text:name="ember1510"/><text:span text:style-name="T10">with the initial state value of the slice of state. </text:span><text:bookmark text:name="ember1511"/><text:span text:style-name="T10">This value can be of any type, including strings, </text:span><text:bookmark text:name="ember1512"/><text:span text:style-name="T10">arrays, objects and boolean. </text:span><text:bookmark text:name="ember1513"/><text:span text:style-name="T10">The reducers property is where we write the different </text:span><text:bookmark text:name="ember1514"/><text:span text:style-name="T10">reducers for specific actions that we want performed </text:span><text:bookmark text:name="ember1515"/><text:span text:style-name="T10">on this slice of our application state. </text:span><text:bookmark text:name="ember1516"/><text:span text:style-name="T10">This property expects an object </text:span><text:bookmark text:name="ember1517"/><text:span text:style-name="T10">with one or multiple key value pairs </text:span><text:bookmark text:name="ember1518"/><text:span text:style-name="T10">representing the name of our reducer functions </text:span><text:bookmark text:name="ember1519"/><text:span text:style-name="T10">and the functions themselves. </text:span><text:bookmark text:name="ember1520"/><text:span text:style-name="T10">As we progress, you see by example, </text:span><text:bookmark text:name="ember1521"/><text:span text:style-name="T10">how to create slices, write reducers, and generate actions.</text:span></text:p>
      <text:p text:style-name="P29"/>
      <text:p text:style-name="P24">Setting up the App</text:p>
      <text:p text:style-name="P30"/>
      <text:p text:style-name="P52"><text:bookmark text:name="ember1658"/><text:span text:style-name="T10">This project was set up using create react app. </text:span><text:bookmark text:name="ember1659"/><text:span text:style-name="T10">And when you navigates to the public directory, </text:span><text:bookmark text:name="ember1660"/><text:span text:style-name="T10">you can see the index.html file right here. </text:span><text:bookmark text:name="ember1661"/><text:span text:style-name="T10">Inside the index.html file, </text:span><text:bookmark text:name="ember1662"/><text:span text:style-name="T10">we have a link to our Bootstrap CDN </text:span><text:bookmark text:name="ember1663"/><text:span text:style-name="T10">because we are using Bootstrap </text:span><text:bookmark text:name="ember1664"/><text:span text:style-name="T10">for styling our app, </text:span><text:bookmark text:name="ember1665"/><text:span text:style-name="T10">so that we can only focus </text:span><text:bookmark text:name="ember1666"/><text:span text:style-name="T10">on what's essential in Redux toolkit. </text:span><text:bookmark text:name="ember1667"/><text:span text:style-name="T10">When you open up the src directory, </text:span><text:bookmark text:name="ember1668"/><text:span text:style-name="T10">you see the components folder, a data folder, </text:span><text:bookmark text:name="ember1669"/><text:span text:style-name="T10">and the styles folder. </text:span><text:bookmark text:name="ember1670"/><text:span text:style-name="T10">The data folder is where we have our application data </text:span><text:bookmark text:name="ember1671"/><text:span text:style-name="T10">and where we'll put our Redux store. </text:span><text:bookmark text:name="ember1672"/><text:span text:style-name="T10">We also have the productList.json file </text:span><text:bookmark text:name="ember1673"/><text:span text:style-name="T10">which currently contains </text:span><text:bookmark text:name="ember1674"/><text:span text:style-name="T10">our </text:span><text:span text:style-name="T14">product's array of objects, </text:span><text:bookmark text:name="ember1675"/><text:span text:style-name="T14">and each object represents a product item</text:span><text:span text:style-name="T10">. </text:span><text:bookmark text:name="ember1676"/><text:span text:style-name="T10">For example, we have the first product </text:span><text:bookmark text:name="ember1677"/><text:span text:style-name="T10">on line three with an id of 1, </text:span><text:bookmark text:name="ember1678"/><text:span text:style-name="T10">name as Springs Robot, </text:span><text:bookmark text:name="ember1679"/><text:span text:style-name="T10">it's detail, price, and imageUrl. </text:span><text:bookmark text:name="ember1680"/><text:span text:style-name="T10">Let's go back to the src directory </text:span><text:bookmark text:name="ember1681"/><text:span text:style-name="T10">and open the components folder. </text:span><text:bookmark text:name="ember1682"/><text:span text:style-name="T10">Here we have the </text:span><text:span text:style-name="T14">Cart.jsx file </text:span><text:bookmark text:name="ember1683"/><text:span text:style-name="T14">which is the cart component</text:span><text:span text:style-name="T10">. </text:span><text:bookmark text:name="ember1684"/><text:span text:style-name="T10">And on line one, </text:span><text:bookmark text:name="ember1685"/><text:span text:style-name="T10">we started by importing productList </text:span><text:bookmark text:name="ember1686"/><text:span text:style-name="T10">from the data directory. </text:span><text:bookmark text:name="ember1687"/><text:span text:style-name="T10">We've also imported the cart.scss file </text:span><text:bookmark text:name="ember1688"/><text:span text:style-name="T10">from our styles directory </text:span><text:bookmark text:name="ember1689"/><text:span text:style-name="T10">which contains style files for our app. </text:span><text:bookmark text:name="ember1690"/><text:span text:style-name="T10">We're creating the cart components on line four </text:span><text:bookmark text:name="ember1691"/><text:span text:style-name="T10">which returns a jsx code. </text:span><text:bookmark text:name="ember1692"/><text:span text:style-name="T14">On line nine, </text:span><text:bookmark text:name="ember1693"/><text:span text:style-name="T14">we're mapping through all the products </text:span><text:bookmark text:name="ember1694"/><text:span text:style-name="T14">in the productList array </text:span><text:bookmark text:name="ember1695"/><text:span text:style-name="T14">and displaying each on our cart page. </text:span><text:bookmark text:name="ember1696"/><text:span text:style-name="T10">Since we'll be </text:span><text:soft-page-break/><text:span text:style-name="T10">getting our cart items </text:span><text:bookmark text:name="ember1697"/><text:span text:style-name="T10">from the Redux store, </text:span><text:bookmark text:name="ember1698"/><text:span text:style-name="T10">we will come back later to modify this </text:span><text:bookmark text:name="ember1699"/><text:span text:style-name="T10">so that inside our productList </text:span><text:bookmark text:name="ember1700"/><text:span text:style-name="T10">we'll use cart products </text:span><text:bookmark text:name="ember1701"/><text:span text:style-name="T10">from the Redux store. </text:span><text:bookmark text:name="ember1702"/><text:span text:style-name="T10">When we scroll down, </text:span><text:bookmark text:name="ember1703"/><text:span text:style-name="T10">you see that we have a div that says </text:span><text:bookmark text:name="ember1704"/><text:span text:style-name="T10">your cart is empty. </text:span><text:bookmark text:name="ember1705"/><text:span text:style-name="T10">We'll only show this </text:span><text:bookmark text:name="ember1706"/><text:span text:style-name="T10">when there's no item in the cart. </text:span><text:bookmark text:name="ember1707"/><text:span text:style-name="T10">We also have the </text:span><text:span text:style-name="T14">Home.jsx file </text:span><text:bookmark text:name="ember1708"/><text:span text:style-name="T14">which contains our product catalog. </text:span><text:bookmark text:name="ember1709"/><text:span text:style-name="T10">And inside of our product catalog, </text:span><text:bookmark text:name="ember1710"/><text:span text:style-name="T14">we are also importing productList </text:span><text:bookmark text:name="ember1711"/><text:span text:style-name="T14">from the productList.json file</text:span><text:span text:style-name="T10">. </text:span><text:bookmark text:name="ember1712"/><text:span text:style-name="T10">Like we did in the cart component, </text:span><text:bookmark text:name="ember1713"/><text:span text:style-name="T10">we are mapping through the productList data </text:span><text:bookmark text:name="ember1714"/><text:span text:style-name="T10">and displaying each of our products </text:span><text:bookmark text:name="ember1715"/><text:span text:style-name="T10">on the homepage. </text:span><text:bookmark text:name="ember1716"/><text:span text:style-name="T14">On line 18, </text:span><text:bookmark text:name="ember1717"/><text:span text:style-name="T14">we have a button which we're going to use </text:span><text:bookmark text:name="ember1718"/><text:span text:style-name="T14">to add items to the cart. </text:span><text:bookmark text:name="ember1719"/><text:span text:style-name="T10">We'll add an onclick event listener to a button, </text:span><text:bookmark text:name="ember1720"/><text:span text:style-name="T10">so that when user clicks it, </text:span><text:bookmark text:name="ember1721"/><text:span text:style-name="T10">the particular item that the button belongs to </text:span><text:bookmark text:name="ember1722"/><text:span text:style-name="T10">will be added to the cart. </text:span><text:bookmark text:name="ember1723"/><text:span text:style-name="T10">We'll use Redux toolkit to implement this. </text:span><text:bookmark text:name="ember1724"/><text:span text:style-name="T10">The Navbar.jsx file is where we have </text:span><text:bookmark text:name="ember1725"/><text:span text:style-name="T10">the navbar for our application. </text:span><text:bookmark text:name="ember1726"/><text:span text:style-name="T14">We'll also use Redux toolkit on line 13 </text:span><text:bookmark text:name="ember1727"/><text:span text:style-name="T14">to display the number of items in our cart </text:span><text:bookmark text:name="ember1728"/><text:span text:style-name="T14">instead of the current hard-coded data, </text:span><text:bookmark text:name="ember1729"/><text:span text:style-name="T14">so that whenever we update our cart, </text:span><text:bookmark text:name="ember1730"/><text:span text:style-name="T14">it'll also change </text:span><text:bookmark text:name="ember1731"/><text:span text:style-name="T14">to reflect the new cart data. </text:span><text:bookmark text:name="ember1732"/><text:span text:style-name="T10">Now that we've gone </text:span><text:bookmark text:name="ember1733"/><text:span text:style-name="T10">through the structure of our project, </text:span><text:bookmark text:name="ember1734"/><text:span text:style-name="T10">we can go back to our terminal </text:span><text:bookmark text:name="ember1735"/><text:span text:style-name="T10">and draw the command npm install </text:span><text:bookmark text:name="ember1736"/><text:span text:style-name="T10">to install our packages. </text:span><text:bookmark text:name="ember1737"/><text:span text:style-name="T10">Then npm starts to start up our application. </text:span><text:bookmark text:name="ember1738"/><text:span text:style-name="T10">When we open our app on the browser, </text:span><text:bookmark text:name="ember1739"/><text:span text:style-name="T10">it'll look similar </text:span><text:bookmark text:name="ember1740"/><text:span text:style-name="T10">to the finished project we saw earlier. </text:span><text:bookmark text:name="ember1741"/><text:span text:style-name="T10">Only that its functionalities don't work yet. </text:span><text:bookmark text:name="ember1742"/><text:span text:style-name="T10">There's no store we can add items to. </text:span><text:bookmark text:name="ember1743"/><text:span text:style-name="T10">And when we go to the cart, </text:span><text:bookmark text:name="ember1744"/><text:span text:style-name="T10">you can see that the products here are all </text:span><text:bookmark text:name="ember1745"/><text:span text:style-name="T10">from the productList.json file. </text:span><text:bookmark text:name="ember1746"/><text:span text:style-name="T10">And right here, </text:span><text:bookmark text:name="ember1747"/><text:span text:style-name="T10">we also have this message </text:span><text:bookmark text:name="ember1748"/><text:span text:style-name="T10">that should only appear </text:span><text:bookmark text:name="ember1749"/><text:span text:style-name="T10">when the cart is empty. </text:span><text:bookmark text:name="ember1750"/><text:span text:style-name="T14">On the navbar, </text:span><text:bookmark text:name="ember1751"/><text:span text:style-name="T14">we have the hard-coded data 7 </text:span><text:bookmark text:name="ember1752"/><text:span text:style-name="T14">instead of the number of items in our cart</text:span><text:span text:style-name="T10">. </text:span><text:bookmark text:name="ember1753"/><text:span text:style-name="T10">Now you should have the base knowledge </text:span><text:bookmark text:name="ember1754"/><text:span text:style-name="T10">to set up your app and follow along.</text:span></text:p>
      <text:p text:style-name="P30"/>
      <text:p text:style-name="P52"><text:bookmark text:name="ember1838"/><text:span text:style-name="T4">To set up Redux tool kit</text:span><text:span text:style-name="T1">, </text:span><text:bookmark text:name="ember1839"/><text:span text:style-name="T10">we'll start by going over to our terminal </text:span><text:bookmark text:name="ember1840"/><text:span text:style-name="T10">and inside the application directory, </text:span><text:bookmark text:name="ember1841"/><text:span text:style-name="T10">let's run the command </text:span><text:bookmark text:name="ember1842"/><text:span text:style-name="T10">N PM </text:span><text:bookmark text:name="ember1843"/><text:span text:style-name="T10">install </text:span><text:bookmark text:name="ember1844"/><text:span text:style-name="T10">at </text:span><text:bookmark text:name="ember1845"/><text:span text:style-name="T10">Redux </text:span><text:bookmark text:name="ember1846"/><text:span text:style-name="T10">JS slash tool kit </text:span><text:bookmark text:name="ember1847"/><text:span text:style-name="T10">and we'll specify its version </text:span><text:bookmark text:name="ember1848"/><text:span text:style-name="T10">as 1.6 </text:span><text:bookmark text:name="ember1849"/><text:span text:style-name="T10">0.1. </text:span><text:bookmark text:name="ember1850"/><text:span text:style-name="T10">We also want to install reacts with docs, </text:span><text:bookmark text:name="ember1851"/><text:span text:style-name="T10">which we use to provide the Redux store </text:span><text:bookmark text:name="ember1852"/><text:span text:style-name="T10">to a react application. </text:span><text:bookmark text:name="ember1853"/><text:span text:style-name="T10">Let's also specify the version as </text:span><text:bookmark text:name="ember1854"/><text:span text:style-name="T10">8.0 </text:span><text:bookmark text:name="ember1855"/><text:span text:style-name="T10">0.1. </text:span><text:bookmark text:name="ember1856"/><text:span text:style-name="T10">These are the current versions at the time </text:span><text:bookmark text:name="ember1857"/><text:span text:style-name="T10">of recording this course. </text:span><text:bookmark text:name="ember1858"/><text:span text:style-name="T10">Or with Redux to it installed, </text:span><text:bookmark text:name="ember1859"/><text:span text:style-name="T10">We can now create a Redux store. </text:span><text:bookmark text:name="ember1860"/><text:span text:style-name="T10">We'll go to the data for that </text:span><text:bookmark text:name="ember1861"/><text:span text:style-name="T10">inside of the SRC directory </text:span><text:bookmark text:name="ember1862"/><text:span text:style-name="T10">and create a file name store dot JS. </text:span><text:bookmark text:name="ember1863"/><text:span text:style-name="T10">In our store dot JS file, </text:span><text:bookmark text:name="ember1864"/><text:span text:style-name="T10">let's start by importing confer </text:span><text:bookmark text:name="ember1865"/><text:span text:style-name="T10">store from Redux tool kit. </text:span><text:bookmark text:name="ember1866"/><text:span text:style-name="T10">Next, we create a variable named store </text:span><text:bookmark text:name="ember1867"/><text:span text:style-name="T10">and as this value, we'll call the </text:span><text:bookmark text:name="ember1868"/><text:span text:style-name="T10">configure store method </text:span><text:bookmark text:name="ember1869"/><text:span text:style-name="T10">which we imported online one. And to pass as an </text:span><text:bookmark text:name="ember1870"/><text:span text:style-name="T10">object as this argument. </text:span><text:bookmark text:name="ember1871"/><text:span text:style-name="T10">This object will contain a key named reducer </text:span><text:bookmark text:name="ember1872"/><text:span text:style-name="T10">where we'll create the payment </text:span><text:bookmark text:name="ember1873"/><text:span text:style-name="T10">user for our application. </text:span><text:bookmark text:name="ember1874"/><text:span text:style-name="T10">We'll put the card reducer </text:span><text:bookmark text:name="ember1875"/><text:span text:style-name="T10">and any other reducer will create </text:span><text:bookmark text:name="ember1876"/><text:span text:style-name="T10">in our application inside this payment reducer. </text:span><text:bookmark text:name="ember1877"/><text:span text:style-name="T10">Let's make our store, </text:span><text:bookmark text:name="ember1878"/><text:span text:style-name="T10">the default exports from the store dot JS file. </text:span><text:bookmark text:name="ember1879"/><text:span text:style-name="T10">Next we'll provide our creator store </text:span><text:bookmark text:name="ember1880"/><text:span text:style-name="T10">to our react application so </text:span><text:bookmark text:name="ember1881"/><text:span text:style-name="T10">that every other components can access it. </text:span><text:bookmark text:name="ember1882"/><text:span text:style-name="T10">Let's open our index of JS file </text:span><text:bookmark text:name="ember1883"/><text:span text:style-name="T10">and start by importing </text:span><text:soft-page-break/><text:span text:style-name="T10">provider from react docs. </text:span><text:bookmark text:name="ember1884"/><text:span text:style-name="T10">Next we'll wrap our app component online nine </text:span><text:bookmark text:name="ember1885"/><text:span text:style-name="T10">inside our Redux provider. </text:span><text:bookmark text:name="ember1886"/><text:span text:style-name="T10">Now we can import a greater </text:span><text:bookmark text:name="ember1887"/><text:span text:style-name="T10">store from the store. </text:span><text:bookmark text:name="ember1888"/><text:span text:style-name="T10">Js file ends provided to our app </text:span><text:bookmark text:name="ember1889"/><text:span text:style-name="T10">using the store prop </text:span><text:bookmark text:name="ember1890"/><text:span text:style-name="T10">in app provider component. </text:span><text:bookmark text:name="ember1891"/><text:span text:style-name="T10">With a store successfully set up, </text:span><text:bookmark text:name="ember1892"/><text:span text:style-name="T10">let's see how to create actions and reducers </text:span><text:bookmark text:name="ember1893"/><text:span text:style-name="T10">so that we can add, remove and update data in it.</text:span></text:p>
      <text:p text:style-name="P30"/>
      <text:p text:style-name="P26">Working with Redux Toolkit</text:p>
      <text:h text:style-name="P2" text:outline-level="3">Creating your Redux actions and reducers<text:span text:style-name="T42">[02-03]</text:span></text:h>
      <text:p text:style-name="P31"><text:bookmark text:name="ember405"/>With Redux Toolkit, <text:bookmark text:name="ember406"/><text:span text:style-name="T18">you can have as many slices as you want </text:span><text:bookmark text:name="ember407"/>in your React application. <text:bookmark text:name="ember408"/>Inside the data folder in our SRC directory, <text:bookmark text:name="ember409"/>let's create a file named "cartSlice.js." <text:bookmark text:name="ember410"/>In our cartslice.js file, <text:bookmark text:name="ember411"/>we'll start by <text:span text:style-name="T16">importing, "createSlice" from Redux Toolkit. </text:span></text:p>
      <text:p text:style-name="P25"/>
      <text:p text:style-name="P32"><text:bookmark text:name="ember412"/>Next, we <text:span text:style-name="T16">declare a variable named "cartSlice"</text:span>. <text:bookmark text:name="ember413"/>And as as this value, <text:span text:style-name="T16">we'll call the createSlice method</text:span>, <text:bookmark text:name="ember414"/><text:span text:style-name="T16">which we imported on line one.</text:span> </text:p>
      <text:p text:style-name="P40"/>
      <text:p text:style-name="P40">const cartSlice = createSlice({<text:span text:style-name="T21">name:..., initialState:…, reducers:...})</text:span></text:p>
      <text:p text:style-name="P48"/>
      <text:p text:style-name="P33"><text:bookmark text:name="ember415"/>Let's provide an object as its argument. <text:bookmark text:name="ember416"/>In the objects, we'll start by giving our cartSlice a name. <text:bookmark text:name="ember417"/>We'll call it "cart." <text:bookmark text:name="ember418"/>We'll also give it an initialState. <text:bookmark text:name="ember419"/>Whatever we supply as the value of initialState, <text:bookmark text:name="ember420"/>will be the starting state of our cartSlice, <text:bookmark text:name="ember421"/>even without adding any data to it. <text:bookmark text:name="ember422"/>F<text:span text:style-name="T16">or the value of our initialStates, </text:span><text:bookmark text:name="ember423"/><text:span text:style-name="T16">we'll create an object </text:span><text:bookmark text:name="ember424"/><text:span text:style-name="T16">with the property "cartProductIds", </text:span><text:bookmark text:name="ember425"/><text:span text:style-name="T16">and set its value to an empty array.</text:span> <text:bookmark text:name="ember426"/>To add a product to our cart, <text:bookmark text:name="ember427"/>we will take its ID and append it <text:bookmark text:name="ember428"/>to the cart product ID's array. </text:p>
      <text:p text:style-name="P33"/>
      <text:p text:style-name="P34"><text:bookmark text:name="ember429"/>Next we'll add the reducers key, <text:bookmark text:name="ember430"/>which will contain the actions for our cartSlice. <text:bookmark text:name="ember431"/><text:span text:style-name="T16">Each action is a function which expects </text:span><text:bookmark text:name="ember432"/><text:span text:style-name="T16">the parameter state and action. </text:span><text:bookmark text:name="ember433"/><text:span text:style-name="T19">We'll access our cart state using the state parameter, </text:span><text:bookmark text:name="ember434"/><text:span text:style-name="T19">and the action payload from the action parameter. </text:span><text:bookmark text:name="ember435"/>The payload is the data we pass <text:bookmark text:name="ember436"/>as an argument to the functions when we call them. </text:p>
      <text:p text:style-name="P34"/>
      <text:p text:style-name="P34"><text:bookmark text:name="ember437"/>Let's put an action for adding items to our carts. <text:bookmark text:name="ember438"/>We name it <text:span text:style-name="T16">"addToCart." </text:span><text:bookmark text:name="ember439"/>The value of our addToCart function <text:bookmark text:name="ember440"/>will be an arrow function <text:bookmark text:name="ember441"/>with parameter states and action. <text:bookmark text:name="ember442"/>In our addToCart function, we'll get cart product Ids <text:bookmark text:name="ember443"/>from the state parameter and update its value. <text:bookmark text:name="ember444"/>So they should be stated cart product Ids, <text:bookmark text:name="ember445"/>and assist value we have an array. <text:bookmark text:name="ember446"/>The first element of our array will be the payload <text:bookmark text:name="ember447"/>from the action parameter. <text:bookmark text:name="ember448"/>And for the second element, <text:bookmark text:name="ember449"/>we'll use the Java Scripts red operator to <text:bookmark text:name="ember450"/>include all the existing cart product Ids in our states. <text:bookmark text:name="ember451"/>Now this is states dot cart product Ids. </text:p>
      <text:p text:style-name="P43"/>
      <text:p text:style-name="P43">addToCart: (state, action) =&gt; {</text:p>
      <text:p text:style-name="P53">state.cartProductIds = [action.payload, ...state.cartProductIds]</text:p>
      <text:p text:style-name="P53">},</text:p>
      <text:p text:style-name="P4"><text:soft-page-break/></text:p>
      <text:p text:style-name="P5"/>
      <text:p text:style-name="P34"><text:bookmark text:name="ember452"/>We'll also create an action for removing items <text:bookmark text:name="ember453"/>from our carts and we'll name it "<text:span text:style-name="T16">removeFromCarts</text:span>." <text:bookmark text:name="ember454"/>We'll do the same thing we did <text:bookmark text:name="ember455"/>for the addToCart function with <text:bookmark text:name="ember456"/>parameters states and action. <text:bookmark text:name="ember457"/>On line 13, we'll create a variable named indexOfId <text:bookmark text:name="ember458"/>and as its value, <text:bookmark text:name="ember459"/>let's use the, array dot index of method from <text:bookmark text:name="ember460"/>states dot cart product Ids to get the index <text:bookmark text:name="ember461"/>of the particular item we want to remove from our states. <text:bookmark text:name="ember462"/>So we have state dot cart product Ids dot index of, <text:bookmark text:name="ember463"/>ends action dot payload. <text:bookmark text:name="ember464"/>We can now use the array dot splice methods to remove it <text:bookmark text:name="ember465"/>from our cart product IDs array. <text:bookmark text:name="ember466"/>States dot cart product Ids dot splice. <text:bookmark text:name="ember467"/>And for our splice arguments, <text:bookmark text:name="ember468"/><text:span text:style-name="T18">we have index of ID and then one. </text:span></text:p>
      <text:p text:style-name="P4"/>
      <text:p text:style-name="P43">removeFromCart: (state, action) =&gt; {</text:p>
      <text:p text:style-name="P53">const indexOfId = state.cartProductIds.indexOf(action.payload)</text:p>
      <text:p text:style-name="P53">state.cartProductIds.splice(indexOfId, 1)</text:p>
      <text:p text:style-name="P53">},</text:p>
      <text:p text:style-name="P6"/>
      <text:p text:style-name="P34"><text:bookmark text:name="ember469"/><text:span text:style-name="T16">Next we'll create an action </text:span><text:bookmark text:name="ember470"/><text:span text:style-name="T16">for clearing all items in our carts. </text:span><text:bookmark text:name="ember471"/><text:span text:style-name="T16">And we'll call this when user clicks the checkout button.</text:span> <text:bookmark text:name="ember472"/>Let's name our action "clear all items." <text:bookmark text:name="ember473"/>For our functions parameter, <text:bookmark text:name="ember474"/>we only need states. <text:bookmark text:name="ember475"/>Let's give state dot cart product Ids an <text:bookmark text:name="ember476"/>empty array as its value. <text:bookmark text:name="ember477"/><text:span text:style-name="T16">Now, whenever we </text:span><text:span text:style-name="T17">dispatch</text:span><text:span text:style-name="T16"> the clear all items action, </text:span><text:bookmark text:name="ember478"/><text:span text:style-name="T16">all the product IDs in our cart states will be cleared.</text:span></text:p>
      <text:p text:style-name="P34"/>
      <text:p text:style-name="P43">clearAllItems: (state) =&gt; {</text:p>
      <text:p text:style-name="P53">state.cartProductIds = [ ]</text:p>
      <text:p text:style-name="P53">},</text:p>
      <text:p text:style-name="P44"/>
      <text:h text:style-name="P2" text:outline-level="3">Exporting your Redux actions and reducers<text:span text:style-name="T42">[03_02]</text:span></text:h>
      <text:p text:style-name="P7"/>
      <text:p text:style-name="P35"><text:bookmark text:name="ember658"/><text:span text:style-name="T18">Our cartSlice variable now contains a created actions </text:span><text:bookmark text:name="ember659"/>and reducer. <text:bookmark text:name="ember660"/>We'll use cartSlice with reducer in a total JS file, <text:bookmark text:name="ember661"/>and the actions to add, <text:bookmark text:name="ember662"/>remove, or clear all items in a cart states. <text:bookmark text:name="ember663"/>We can now export cartSlice <text:bookmark text:name="ember664"/>as the default for the cartSlice <text:bookmark text:name="ember665"/>to JS file. </text:p>
      <text:p text:style-name="P41"/>
      <text:p text:style-name="P41">export default cartSlice;</text:p>
      <text:p text:style-name="P41"/>
      <text:p text:style-name="P35"><text:bookmark text:name="ember667"/>Instead of exporting cartSlice as the default, <text:bookmark text:name="ember668"/>we can also de-structure actions <text:bookmark text:name="ember669"/>as cut actions, and with user <text:bookmark text:name="ember670"/>as cart with user from the cast dates. <text:bookmark text:name="ember671"/>So this is going to be actions <text:bookmark text:name="ember672"/>as carts, actions on line 22 <text:bookmark text:name="ember673"/>and reducer as cartReducer <text:bookmark text:name="ember674"/>from cartSlice. </text:p>
      <text:p text:style-name="P49"/>
      <text:p text:style-name="P45">const {actions: <text:span text:style-name="T30">cartActions,</text:span> <text:s/>reducer: <text:span text:style-name="T30">cartReducer</text:span>} <text:span text:style-name="T30">= cartSlice</text:span></text:p>
      <text:p text:style-name="P35"/>
      <text:p text:style-name="P36"><text:bookmark text:name="ember675"/>Now we can go ahead and export <text:bookmark text:name="ember676"/>cut actions and cartReducer, but for simplicity <text:bookmark text:name="ember677"/><text:span text:style-name="T18">we'll leave cartSlice as the default export. </text:span></text:p>
      <text:p text:style-name="P8"><text:soft-page-break/></text:p>
      <text:p text:style-name="P37"><text:bookmark text:name="ember678"/>Let's go to as total GS file add a cart reducer <text:bookmark text:name="ember679"/>to the reducer objects. <text:bookmark text:name="ember680"/>We'll import cartSlice. <text:bookmark text:name="ember681"/>Then we'll <text:span text:style-name="T16">add a new key named cart to the reducer object</text:span>, <text:bookmark text:name="ember682"/>and give it the value <text:span text:style-name="T31">cart: cartSlice.reducer</text:span><text:span text:style-name="T16">.</text:span> <text:bookmark text:name="ember683"/>If we add more slices to our application <text:bookmark text:name="ember684"/>we can also bring their reducers to this reducer object. <text:bookmark text:name="ember685"/>Next, we see how to our cartSlice actions <text:bookmark text:name="ember686"/>to add and remove items in a cart state.</text:p>
      <text:p text:style-name="P30"/>
      <text:p text:style-name="P42">const store = configureStore({</text:p>
      <text:p text:style-name="P53">reducer: {</text:p>
      <text:p text:style-name="P53">cart: cartSlice.reducer</text:p>
      <text:p text:style-name="P53">},</text:p>
      <text:p text:style-name="P53">})</text:p>
      <text:p text:style-name="P46"/>
      <text:h text:style-name="P3" text:outline-level="3">Updating your store with the useDispatch hook<text:span text:style-name="T42">[03_03]</text:span></text:h>
      <text:p text:style-name="P9"/>
      <text:p text:style-name="P15"><text:bookmark text:name="ember890"/><text:span text:style-name="T24">Let's start adding items to the cart. </text:span><text:bookmark text:name="ember891"/><text:span text:style-name="T25">We will add items by clicking the add to cart button. </text:span><text:bookmark text:name="ember892"/><text:span text:style-name="T24">So i</text:span><text:span text:style-name="T25">f we click the add card button </text:span><text:bookmark text:name="ember893"/><text:span text:style-name="T25">for this spring robot item, as an example, </text:span><text:bookmark text:name="ember894"/><text:span text:style-name="T25">its product ID will be added to our cartSlice.</text:span><text:span text:style-name="T24"> </text:span><text:bookmark text:name="ember895"/><text:span text:style-name="T24">Back to our code base. </text:span><text:bookmark text:name="ember896"/><text:span text:style-name="T25">Let's import the cartSlice from the </text:span><text:bookmark text:name="ember897"/><text:span text:style-name="T25">data/cartSlice.js file.</text:span><text:span text:style-name="T24"> </text:span></text:p>
      <text:p text:style-name="P10"/>
      <text:p text:style-name="P16"><text:bookmark text:name="ember900"/><text:span text:style-name="T24">We're also going to import the, </text:span><text:span text:style-name="T25">use</text:span><text:span text:style-name="T26">Dis</text:span><text:span text:style-name="T25">patch hook </text:span><text:bookmark text:name="ember901"/><text:span text:style-name="T25">from React Redux</text:span><text:span text:style-name="T24">. </text:span><text:bookmark text:name="ember902"/><text:span text:style-name="T24">We'll use it </text:span><text:span text:style-name="T35">to dispatch actions to our Redux store</text:span><text:span text:style-name="T24">. </text:span><text:bookmark text:name="ember903"/><text:span text:style-name="T24">So we'll gather cart action from the cartSlice </text:span><text:bookmark text:name="ember904"/><text:span text:style-name="T24">and then use this hook to dispatch that action </text:span><text:bookmark text:name="ember905"/><text:span text:style-name="T24">to our Redux store. </text:span></text:p>
      <text:p text:style-name="P11"/>
      <text:p text:style-name="P16"><text:bookmark text:name="ember906"/><text:span text:style-name="T24">In our </text:span><text:span text:style-name="T27">H</text:span><text:span text:style-name="T25">ome components</text:span><text:span text:style-name="T24">, let's create a variable names, </text:span><text:bookmark text:name="ember907"/><text:span text:style-name="T24">add to cart, </text:span><text:bookmark text:name="ember908"/><text:span text:style-name="T24">and we'll do that on line seven. </text:span></text:p>
      <text:p text:style-name="P11"/>
      <text:p text:style-name="P47">const { addToCart, removeFromCart } = cartSlice.actions</text:p>
      <text:p text:style-name="P47"/>
      <text:p text:style-name="P16"><text:bookmark text:name="ember909"/><text:span text:style-name="T24">And assess value, we have </text:span><text:span text:style-name="T25">cartSlice.actions.addToCart</text:span><text:span text:style-name="T24"> </text:span><text:bookmark text:name="ember910"/><text:span text:style-name="T24">We can also destructure this by putting addToCart in </text:span><text:bookmark text:name="ember911"/><text:span text:style-name="T24">color braces and then we have cartSlice.actions.</text:span><text:bookmark text:name="ember912"/><text:span text:style-name="T24"> We will also need the </text:span><text:span text:style-name="T25">remove</text:span><text:span text:style-name="T24"> from cart action </text:span><text:bookmark text:name="ember913"/><text:span text:style-name="T24">so let's get it from cartSlice.actions. </text:span></text:p>
      <text:p text:style-name="P11"/>
      <text:p text:style-name="P16"><text:bookmark text:name="ember914"/><text:span text:style-name="T24">Next, we declare variable names dispatch, and </text:span><text:bookmark text:name="ember915"/><text:span text:style-name="T24">thus, this value we will call the use dispatch hook. </text:span></text:p>
      <text:p text:style-name="P11"/>
      <text:p text:style-name="P47">const dispatch = useDispatch()</text:p>
      <text:p text:style-name="P11"/>
      <text:p text:style-name="P17"><text:bookmark text:name="ember916"/><text:span text:style-name="T24">We can now use this dispatch function to dispatch the </text:span><text:bookmark text:name="ember917"/><text:span text:style-name="T24">add to cart action. </text:span><text:bookmark text:name="ember918"/><text:span text:style-name="T24">We will go back to line 23, where we have the </text:span><text:bookmark text:name="ember919"/><text:span text:style-name="T24">add to cart button and create an onClick event listener. </text:span><text:bookmark text:name="ember920"/><text:span text:style-name="T25">Inside our event listener, let's call the dispatch </text:span><text:bookmark text:name="ember921"/><text:span text:style-name="T25">function. </text:span><text:span text:style-name="T24">As it's argument, we will also call </text:span><text:bookmark text:name="ember922"/><text:span text:style-name="T24">the add to cart action. </text:span><text:bookmark text:name="ember923"/><text:span text:style-name="T24">For our add to cart function, we will need </text:span><text:soft-page-break/><text:span text:style-name="T24">the </text:span><text:bookmark text:name="ember924"/><text:span text:style-name="T24">product ID as its argument. </text:span><text:bookmark text:name="ember925"/><text:span text:style-name="T25">Clicking our add to cart button, </text:span><text:bookmark text:name="ember926"/><text:span text:style-name="T25">will trigger its event listener </text:span><text:bookmark text:name="ember927"/><text:span text:style-name="T25">which will dispatch the add to cart action.</text:span><text:span text:style-name="T24"> </text:span><text:bookmark text:name="ember928"/><text:span text:style-name="T24">Our </text:span><text:span text:style-name="T25">add to cart action will take the </text:span><text:bookmark text:name="ember929"/><text:span text:style-name="T25">product ID that the button belongs to and </text:span><text:bookmark text:name="ember930"/><text:span text:style-name="T36">add it to our cartSlice</text:span><text:span text:style-name="T25"> in the Redux store.</text:span><text:span text:style-name="T24"> </text:span></text:p>
      <text:p text:style-name="P12"/>
      <text:p text:style-name="P17"><text:bookmark text:name="ember931"/><text:span text:style-name="T25">Let's create another button for removing items </text:span><text:bookmark text:name="ember932"/><text:span text:style-name="T25">from our cart.</text:span><text:span text:style-name="T24"> </text:span><text:bookmark text:name="ember933"/><text:span text:style-name="T24">We will duplicate the add to cart button </text:span><text:bookmark text:name="ember934"/><text:span text:style-name="T24">and change this text to remove from cart. </text:span><text:bookmark text:name="ember935"/><text:span text:style-name="T24">In its event listener, instead of dispatching add to cart, </text:span><text:bookmark text:name="ember936"/><text:span text:style-name="T25">we dispatch the remove from cart action. </text:span><text:bookmark text:name="ember937"/><text:span text:style-name="T24">Now, when we click the remove from cart button, </text:span><text:bookmark text:name="ember938"/><text:span text:style-name="T24">it will dispatch a remove from cart action. </text:span><text:bookmark text:name="ember939"/><text:span text:style-name="T24">This is how they use dispatch hook and cartSlice actions </text:span><text:bookmark text:name="ember940"/><text:span text:style-name="T24">I use to update our Redux store.</text:span></text:p>
      <text:p text:style-name="P12"/>
      <text:h text:style-name="P3" text:outline-level="3">Getting data from your store with the useSelector hook<text:span text:style-name="T42">[03_04]</text:span></text:h>
      <text:p text:style-name="P13"/>
      <text:p text:style-name="P18"><text:bookmark text:name="ember12151"/><text:span text:style-name="T24">To render our cart buttons conditionally, </text:span><text:bookmark text:name="ember12161"/><text:span text:style-name="T24">we'll need to get a cart data </text:span><text:bookmark text:name="ember12171"/><text:span text:style-name="T24">from the Redux store. </text:span><text:bookmark text:name="ember12181"/><text:span text:style-name="T44">We only want to show the add to cart button </text:span><text:bookmark text:name="ember12191"/><text:span text:style-name="T44">if an item is not in our cart.</text:span><text:span text:style-name="T43"> </text:span><text:bookmark text:name="ember12201"/><text:span text:style-name="T32">And if it's already in our cart, </text:span><text:bookmark text:name="ember12211"/><text:span text:style-name="T32">we'll display the remove from cart button instead</text:span><text:span text:style-name="T25">.</text:span><text:span text:style-name="T24"> </text:span></text:p>
      <text:p text:style-name="P13"/>
      <text:p text:style-name="P18"><text:bookmark text:name="ember12221"/><text:span text:style-name="T25">First, we need to get all the product IDs </text:span><text:bookmark text:name="ember12231"/><text:span text:style-name="T25">in our cart state. </text:span><text:bookmark text:name="ember12241"/><text:span text:style-name="T25">And we'll do this </text:span><text:bookmark text:name="ember12251"/><text:span text:style-name="T25">by using the useSelector hook </text:span><text:bookmark text:name="ember12261"/><text:span text:style-name="T25">from react-redux</text:span><text:span text:style-name="T24">. </text:span><text:bookmark text:name="ember12271"/><text:span text:style-name="T24">On line one, along with the useDispatch hook, </text:span><text:bookmark text:name="ember12281"/><text:span text:style-name="T24">let's import the useSelector hook. </text:span><text:bookmark text:name="ember12291"/><text:span text:style-name="T24">Next in the Home component, </text:span><text:bookmark text:name="ember12301"/><text:span text:style-name="T24">we'll create a new line </text:span><text:bookmark text:name="ember12311"/><text:span text:style-name="T24">and a variable named state. </text:span><text:bookmark text:name="ember12321"/><text:span text:style-name="T24">As its value, let's call the useSelector hook </text:span><text:bookmark text:name="ember12331"/><text:span text:style-name="T24">and pass a function as its argument. </text:span><text:bookmark text:name="ember12341"/><text:span text:style-name="T25">We'll provide a parameter to our function, </text:span><text:bookmark text:name="ember12351"/><text:span text:style-name="T25">and make the parameter our function's return value. </text:span><text:bookmark text:name="ember12361"/><text:span text:style-name="T25">This return value will be our Redux store data, </text:span><text:bookmark text:name="ember1237"/><text:span text:style-name="T25">so we'll name it state. </text:span></text:p>
      <text:p text:style-name="P13"/>
      <text:p text:style-name="P18"><text:bookmark text:name="ember1238"/><text:span text:style-name="T24">Now we can access our cartProductIds </text:span><text:bookmark text:name="ember1239"/><text:span text:style-name="T24">from </text:span><text:span text:style-name="T25">state.cart.productsIds.</text:span><text:span text:style-name="T24"> </text:span><text:bookmark text:name="ember1240"/><text:span text:style-name="T25">We're able to access our Redux store </text:span><text:bookmark text:name="ember1241"/><text:span text:style-name="T25">with the useSelector hook, </text:span><text:bookmark text:name="ember1242"/><text:span text:style-name="T25">because we already provided it to our app component </text:span><text:bookmark text:name="ember1243"/><text:span text:style-name="T25">using Provider from react-redux </text:span><text:bookmark text:name="ember1244"/><text:span text:style-name="T25">in the </text:span><text:span text:style-name="T28">index.js</text:span><text:span text:style-name="T25"> file.</text:span><text:span text:style-name="T24"> </text:span></text:p>
      <text:p text:style-name="P13"/>
      <text:p text:style-name="P18"><text:bookmark text:name="ember1245"/><text:span text:style-name="T24">Back to our Home components. </text:span><text:bookmark text:name="ember1246"/><text:span text:style-name="T24">We can also directly destructure cartProductIds </text:span><text:bookmark text:name="ember1247"/><text:span text:style-name="T24">from state.cart </text:span><text:bookmark text:name="ember1248"/><text:span text:style-name="T24">instead of creating a state variable. </text:span><text:bookmark text:name="ember1249"/><text:span text:style-name="T24">So on line seven, </text:span><text:bookmark text:name="ember1250"/><text:span text:style-name="T24">we can write cartProductIds </text:span><text:bookmark text:name="ember1251"/><text:span text:style-name="T24">and they should be equal to state.cart. </text:span><text:bookmark text:name="ember1252"/><text:span text:style-name="T24">With our cartProductIds available, </text:span><text:bookmark text:name="ember1253"/><text:span text:style-name="T24">let's wrap the add to cart button in curly braces, </text:span><text:bookmark text:name="ember1254"/><text:span text:style-name="T24">and then in parentheses, </text:span><text:bookmark text:name="ember1255"/><text:span text:style-name="T24">so that we can conditionally display it </text:span><text:bookmark text:name="ember1256"/><text:span text:style-name="T24">only when its product ID </text:span><text:bookmark text:name="ember1257"/><text:span text:style-name="T24">is not in our list of cartProductIds </text:span><text:bookmark text:name="ember1258"/><text:span text:style-name="T24">from the Redux store. </text:span></text:p>
      <text:p text:style-name="P13"/>
      <text:p text:style-name="P18"><text:bookmark text:name="ember1259"/><text:span text:style-name="T24">We will use the logical NOT operator </text:span><text:bookmark text:name="ember1260"/><text:span text:style-name="T24">and the JavaScript's array.includes method </text:span><text:bookmark text:name="ember1261"/><text:span text:style-name="T24">to display a add to cart button conditionally. </text:span></text:p>
      <text:p text:style-name="P13"/>
      <text:p text:style-name="P18"><text:bookmark text:name="ember1262"/><text:soft-page-break/><text:span text:style-name="T24">Let's do the same thing </text:span><text:bookmark text:name="ember1263"/><text:span text:style-name="T24">for a remove from cart button. </text:span><text:bookmark text:name="ember1264"/><text:span text:style-name="T25">First we'll wrap it in curly braces </text:span><text:bookmark text:name="ember1265"/><text:span text:style-name="T25">and then in parenthesis</text:span><text:span text:style-name="T24">. </text:span><text:bookmark text:name="ember1266"/><text:span text:style-name="T24">And we have cartProductIds.includes product.id </text:span><text:bookmark text:name="ember1267"/><text:span text:style-name="T24">and the remove from cart button. </text:span></text:p>
      <text:p text:style-name="P13"/>
      <text:p text:style-name="P18"><text:bookmark text:name="ember1268"/><text:span text:style-name="T24">Next, let's </text:span><text:span text:style-name="T25">log cartProductId</text:span><text:span text:style-name="T24">s on </text:span><text:span text:style-name="T25">line 11</text:span><text:span text:style-name="T24"> </text:span><text:bookmark text:name="ember1269"/><text:span text:style-name="T24">to see if our cartSlice buttons </text:span><text:bookmark text:name="ember1270"/><text:span text:style-name="T24">and actions are working correctly. </text:span><text:bookmark text:name="ember1271"/><text:span text:style-name="T24">Over to our browser. </text:span><text:bookmark text:name="ember1272"/><text:span text:style-name="T24">We open up the console. </text:span><text:bookmark text:name="ember1273"/><text:span text:style-name="T24">See that, when we click the </text:span><text:bookmark text:name="ember1274"/><text:span text:style-name="T24">add to cart button for a product, </text:span><text:bookmark text:name="ember1275"/><text:span text:style-name="T24">its ID gets added to a cart state </text:span><text:bookmark text:name="ember1276"/><text:span text:style-name="T24">and the button changes </text:span><text:bookmark text:name="ember1277"/><text:span text:style-name="T24">to the remove from cart button. </text:span><text:bookmark text:name="ember1278"/><text:span text:style-name="T24">When we click the remove from cart button, </text:span><text:bookmark text:name="ember1279"/><text:span text:style-name="T24">the product ID also gets removed </text:span><text:bookmark text:name="ember1280"/><text:span text:style-name="T24">from our cart state. </text:span><text:bookmark text:name="ember1281"/><text:span text:style-name="T24">We are now able to get data </text:span><text:bookmark text:name="ember1282"/><text:span text:style-name="T24">from a Redux store </text:span><text:bookmark text:name="ember1283"/><text:span text:style-name="T24">with the useSelector hook. </text:span><text:bookmark text:name="ember1284"/><text:span text:style-name="T24">And our cart buttons are working correctly.</text:span></text:p>
      <text:p text:style-name="P14"/>
      <text:h text:style-name="P3" text:outline-level="3">Displaying cart products from your Redux store</text:h>
      <text:p text:style-name="P14"/>
      <text:p text:style-name="P19"><text:bookmark text:name="ember1657"/><text:span text:style-name="T24">When we add a products to our carts, </text:span><text:bookmark text:name="ember16581"/><text:span text:style-name="T24">we'll also need to display it on the cart page, </text:span><text:bookmark text:name="ember16591"/><text:span text:style-name="T24">so that when a user clicks the cart button </text:span><text:bookmark text:name="ember16601"/><text:span text:style-name="T24">they'll see the new product. </text:span><text:bookmark text:name="ember16611"/><text:span text:style-name="T24">Let's open the </text:span><text:span text:style-name="T25">Cart.jsx</text:span><text:span text:style-name="T24"> file </text:span><text:bookmark text:name="ember16621"/><text:span text:style-name="T24">inside the components directory. </text:span><text:bookmark text:name="ember16631"/><text:span text:style-name="T24">On line one, </text:span><text:bookmark text:name="ember16641"/><text:span text:style-name="T24">we'll start by </text:span><text:span text:style-name="T25">importing </text:span><text:bookmark text:name="ember16651"/><text:span text:style-name="T25">the useSelector</text:span><text:span text:style-name="T24"> and the </text:span><text:span text:style-name="T25">useDispatch</text:span><text:span text:style-name="T24"> hooks </text:span><text:bookmark text:name="ember16661"/><text:span text:style-name="T24">from react-redux. </text:span><text:bookmark text:name="ember16671"/><text:span text:style-name="T24">We will </text:span><text:span text:style-name="T20">use the useSelector hook to get our cart data, </text:span><text:bookmark text:name="ember16681"/><text:span text:style-name="T20">and the useDispatch hook </text:span><text:bookmark text:name="ember16691"/><text:span text:style-name="T20">to dispatch the removeFromCart action</text:span><text:span text:style-name="T24">, </text:span><text:bookmark text:name="ember16701"/><text:span text:style-name="T24">so that users can remove cart items from the cart page. </text:span></text:p>
      <text:p text:style-name="P55"/>
      <text:p text:style-name="P20"><text:bookmark text:name="ember16711"/><text:span text:style-name="T25">Inside our Cart components, </text:span><text:bookmark text:name="ember16721"/><text:span text:style-name="T25">we'll get the cartProductIds </text:span><text:bookmark text:name="ember16731"/><text:span text:style-name="T25">from our cartSlice in the Redux store.</text:span><text:span text:style-name="T24"> </text:span><text:bookmark text:name="ember16741"/><text:span text:style-name="T24">So, let's have cartProductIds, </text:span><text:bookmark text:name="ember16751"/><text:span text:style-name="T24">and this is equal to useSelector, </text:span><text:bookmark text:name="ember16761"/><text:span text:style-name="T24">and we'll give our useSelector hook a function argument </text:span><text:bookmark text:name="ember16771"/><text:span text:style-name="T24">with parameter state, </text:span><text:bookmark text:name="ember16781"/><text:span text:style-name="T24">and this should return state.cart. </text:span></text:p>
      <text:p text:style-name="P56"/>
      <text:p text:style-name="P60">const { cartProductIds } = useSelector((state) =&gt; state.cart)</text:p>
      <text:p text:style-name="P60"/>
      <text:p text:style-name="P20"><text:bookmark text:name="ember16791"/><text:span text:style-name="T24">Next, we'll create a variable named </text:span><text:span text:style-name="T25">cartProductData</text:span><text:span text:style-name="T24"> </text:span><text:bookmark text:name="ember16801"/><text:span text:style-name="T24">and for its value, </text:span><text:bookmark text:name="ember16811"/><text:span text:style-name="T24">we'll </text:span><text:span text:style-name="T25">filter the productList.products</text:span><text:span text:style-name="T24"> array </text:span><text:bookmark text:name="ember16821"/><text:span text:style-name="T24">and get all the products that have IDs </text:span><text:bookmark text:name="ember16831"/><text:span text:style-name="T24">from the cartProductIds array. </text:span><text:bookmark text:name="ember16841"/><text:span text:style-name="T25">In a filter function, </text:span><text:bookmark text:name="ember16851"/><text:span text:style-name="T25">we're going to return </text:span><text:bookmark text:name="ember16861"/><text:span text:style-name="T25">cartProductIds.includes(product.id). </text:span></text:p>
      <text:p text:style-name="P60"/>
      <text:p text:style-name="P61">const cartProductData = productList.products.filter((product) =&gt; cartProductIds.includes(product.id))</text:p>
      <text:p text:style-name="P56"/>
      <text:p text:style-name="P57"><text:bookmark text:name="ember16871"/><text:span text:style-name="T24">Next, instead of mapping through products </text:span><text:bookmark text:name="ember16881"/><text:span text:style-name="T24">from our product list or JSON file</text:span><text:bookmark text:name="ember16891"/><text:span text:style-name="T24"> </text:span><text:span text:style-name="T33">productList.products.map </text:span><text:span text:style-name="T24">we'll map through the cart products </text:span><text:bookmark text:name="ember16901"/><text:span text:style-name="T24">in the </text:span><text:span text:style-name="T25">cartProductData</text:span><text:span text:style-name="T24"> variable. </text:span></text:p>
      <text:p text:style-name="P57"><text:span text:style-name="T24"/></text:p>
      <text:p text:style-name="P57"><text:bookmark text:name="ember16911"/><text:span text:style-name="T24">Let's save this, </text:span><text:bookmark text:name="ember16921"/><text:span text:style-name="T24">and go back to the browser to see what we have. </text:span><text:bookmark text:name="ember16931"/><text:span text:style-name="T24">Right in our cart page see that the items we just added to our cart are displayed. </text:span></text:p>
      <text:p text:style-name="P57"><text:bookmark text:name="ember16951"/><text:soft-page-break/><text:span text:style-name="T24">We also have this message that says, </text:span><text:bookmark text:name="ember16961"/><text:span text:style-name="T24">"Your cart is empty." </text:span><text:bookmark text:name="ember16971"/><text:span text:style-name="T24">We're only going to display this message </text:span><text:bookmark text:name="ember16981"/><text:span text:style-name="T24">when there's no data in the cartProductIds state. </text:span><text:bookmark text:name="ember16991"/><text:span text:style-name="T24">So let's go back to codebase </text:span><text:bookmark text:name="ember17001"/><text:span text:style-name="T24">and add a condition for displaying cart data. </text:span><text:bookmark text:name="ember17011"/><text:span text:style-name="T24">We'll wrap our cart-product div </text:span><text:bookmark text:name="ember17021"/><text:span text:style-name="T24">in curly braces and then in parentheses. </text:span></text:p>
      <text:p text:style-name="P57"><text:span text:style-name="T24"/></text:p>
      <text:p text:style-name="P57"><text:bookmark text:name="ember17031"/><text:span text:style-name="T24">For the condition, </text:span><text:bookmark text:name="ember17041"/><text:span text:style-name="T24">let's only display it </text:span><text:bookmark text:name="ember17051"/><text:span text:style-name="T24">if cartProductData.length </text:span><text:bookmark text:name="ember17061"/><text:span text:style-name="T24">is greater than zero. </text:span></text:p>
      <text:p text:style-name="P57"><text:span text:style-name="T24"/></text:p>
      <text:p text:style-name="P65"><text:span text:style-name="T22">{cartProductData.length &gt; 0 &amp;&amp; (...</text:span><text:span text:style-name="T29">)}</text:span></text:p>
      <text:p text:style-name="P57"><text:span text:style-name="T24"/></text:p>
      <text:p text:style-name="P57"><text:bookmark text:name="ember17071"/><text:span text:style-name="T24">We'll also wrap the </text:span><text:span text:style-name="T25">empty-cart</text:span><text:span text:style-name="T24"> div </text:span><text:bookmark text:name="ember17081"/><text:span text:style-name="T24">in curly braces and then in parentheses. </text:span><text:bookmark text:name="ember17091"/><text:span text:style-name="T24">For condition, </text:span><text:bookmark text:name="ember17101"/><text:span text:style-name="T24">lets only display it if cartProductData.length </text:span><text:bookmark text:name="ember17111"/><text:span text:style-name="T24">is less than one. </text:span></text:p>
      <text:p text:style-name="P62"><text:span text:style-name="T23"/></text:p>
      <text:p text:style-name="P65"><text:span text:style-name="T22">{cartProductData.length &lt; 1 &amp;&amp; (</text:span></text:p>
      <text:p text:style-name="P68">&lt;div className="text-center empty-cart"&gt;</text:p>
      <text:p text:style-name="P68">&lt;i className="bi bi-cart3" /&gt;</text:p>
      <text:p text:style-name="P68">&lt;p&gt;Your cart is empty.&lt;/p&gt;</text:p>
      <text:p text:style-name="P68">&lt;p&gt;You have not added any item to your cart.&lt;/p&gt;</text:p>
      <text:p text:style-name="P68">&lt;/div&gt;</text:p>
      <text:p text:style-name="P68">)}</text:p>
      <text:p text:style-name="P57"><text:span text:style-name="T24"/></text:p>
      <text:p text:style-name="P58"><text:bookmark text:name="ember17141"/><text:span text:style-name="T24">Next, let's make the remove item buttons work </text:span><text:bookmark text:name="ember17151"/><text:span text:style-name="T24">so that we can use them to remove items from our carts. </text:span><text:bookmark text:name="ember17161"/><text:span text:style-name="T24">On </text:span><text:span text:style-name="T25">line on</text:span><text:span text:style-name="T24">e of our Cart.jsx file, </text:span><text:bookmark text:name="ember17171"/><text:span text:style-name="T24">let's create a new line </text:span><text:bookmark text:name="ember17181"/><text:span text:style-name="T24">and import cartSlice </text:span><text:bookmark text:name="ember17191"/><text:span text:style-name="T24">from data/cartSlice. </text:span><text:bookmark text:name="ember17201"/><text:span text:style-name="T24">We can now destructure cartSlice </text:span><text:bookmark text:name="ember17211"/><text:span text:style-name="T24">to get the removeFromCart and clearAllItems actions. </text:span></text:p>
      <text:p text:style-name="P58"><text:span text:style-name="T24"/></text:p>
      <text:p text:style-name="P58"><text:bookmark text:name="ember17221"/><text:span text:style-name="T24">So, we have removeFromCart on line 10 </text:span><text:bookmark text:name="ember17231"/><text:span text:style-name="T24">and clearAllItems, </text:span><text:bookmark text:name="ember17241"/><text:span text:style-name="T24">and this is equal to cartSlice.actions. </text:span><text:bookmark text:name="ember17251"/><text:span text:style-name="T24">We'll also create a variable named dispatch. </text:span><text:bookmark text:name="ember17261"/><text:span text:style-name="T24">As its value, let's call the useDispatch hook. </text:span></text:p>
      <text:p text:style-name="P58"><text:span text:style-name="T24"/></text:p>
      <text:p text:style-name="P59"><text:bookmark text:name="ember17271"/><text:span text:style-name="T24">Now, we can add an onClick event on this now </text:span><text:bookmark text:name="ember17281"/><text:span text:style-name="T24">to have a remove item button. </text:span><text:bookmark text:name="ember17291"/><text:span text:style-name="T24">On line 25, </text:span><text:bookmark text:name="ember17301"/><text:span text:style-name="T24">we write our onClick attributes, </text:span><text:bookmark text:name="ember17311"/><text:span text:style-name="T24">and let's call the dispatch function. For our dispatch function argument, </text:span><text:bookmark text:name="ember17331"/><text:span text:style-name="T24">let's call the removeFromCart function. </text:span><text:bookmark text:name="ember17341"/><text:span text:style-name="T24">We'll pass product.id as its argument.</text:span></text:p>
      <text:p text:style-name="P63"><text:span text:style-name="T23"/></text:p>
      <text:p text:style-name="P66"><text:span text:style-name="T22">&lt;button className="btn btn-primary" onClick={() =&gt; dispatch(removeFromCart(product.id))}&gt;</text:span></text:p>
      <text:p text:style-name="P59"><text:span text:style-name="T24"/></text:p>
      <text:p text:style-name="P59"><text:bookmark text:name="ember17351"/><text:span text:style-name="T24">For our checkout button, </text:span><text:bookmark text:name="ember17361"/><text:span text:style-name="T24">we'll add an onClick event listener </text:span><text:bookmark text:name="ember17371"/><text:span text:style-name="T24">that dispatches the clearAllItems action. </text:span><text:bookmark text:name="ember17381"/><text:span text:style-name="T24">On line 33, </text:span><text:bookmark text:name="ember17391"/><text:span text:style-name="T24">let's add the onClick attributes, </text:span><text:bookmark text:name="ember17401"/><text:span text:style-name="T24">and we'll call the dispatch method. </text:span><text:bookmark text:name="ember17411"/><text:span text:style-name="T24">For our dispatch method argument, </text:span><text:bookmark text:name="ember17421"/><text:span text:style-name="T24">we'll call the clearAllItems action. </text:span></text:p>
      <text:p text:style-name="P59"><text:span text:style-name="T24"/></text:p>
      <text:p text:style-name="P67"><text:span text:style-name="T22">&lt;button className="btn btn-primary" onClick={() =&gt; dispatch(clearAllItems())}&gt;</text:span></text:p>
      <text:p text:style-name="P64"><text:soft-page-break/><text:span text:style-name="T23"/></text:p>
      <text:p text:style-name="P59"><text:span text:style-name="T24"/></text:p>
      <text:p text:style-name="P59"><text:bookmark text:name="ember17431"/><text:span text:style-name="T24">Let's go back to our browser </text:span><text:bookmark text:name="ember17441"/><text:span text:style-name="T24">and try to remove items from our carts. </text:span><text:bookmark text:name="ember17451"/><text:span text:style-name="T24">When we click the remove item button </text:span><text:bookmark text:name="ember17461"/><text:span text:style-name="T24">for the spring robots item, </text:span><text:bookmark text:name="ember17471"/><text:span text:style-name="T24">we see that it's no longer in our cart. </text:span><text:bookmark text:name="ember17481"/><text:span text:style-name="T24">We scroll down and click the checkout button </text:span><text:bookmark text:name="ember17491"/><text:span text:style-name="T24">and this removes all items from our cart. </text:span><text:bookmark text:name="ember17501"/><text:span text:style-name="T24">We can also see that the </text:span><text:bookmark text:name="ember17511"/><text:span text:style-name="T24">your cart is empty message </text:span><text:bookmark text:name="ember17521"/><text:span text:style-name="T24">is now displayed. </text:span></text:p>
      <text:p text:style-name="P59"><text:span text:style-name="T24"/></text:p>
      <text:p text:style-name="P59"><text:bookmark text:name="ember17531"/><text:span text:style-name="T24">To make the number of cart items display correctly </text:span><text:bookmark text:name="ember17541"/><text:span text:style-name="T24">on a nav bar, </text:span><text:bookmark text:name="ember1755"/><text:span text:style-name="T24">we'll also use our state's cartProductIds </text:span><text:bookmark text:name="ember1756"/><text:span text:style-name="T24">in the nav bar component. </text:span><text:bookmark text:name="ember1757"/><text:span text:style-name="T24">Back to our code base </text:span><text:bookmark text:name="ember1758"/><text:span text:style-name="T24">and inside the </text:span><text:span text:style-name="T25">Navbar.jsx </text:span><text:span text:style-name="T24">file, </text:span><text:bookmark text:name="ember1759"/><text:span text:style-name="T24">let's </text:span><text:span text:style-name="T25">import useSelector </text:span><text:span text:style-name="T24">from react-redux. </text:span><text:bookmark text:name="ember1760"/><text:span text:style-name="T24">Next, we'll get cartProductIds from our states. </text:span><text:bookmark text:name="ember1761"/><text:span text:style-name="T24">On line six we have const, </text:span><text:bookmark text:name="ember1762"/><text:span text:style-name="T24">and inside a curly brace </text:span><text:bookmark text:name="ember1763"/><text:span text:style-name="T24">we have cartProductIds equal to useSelector, </text:span><text:bookmark text:name="ember1764"/><text:span text:style-name="T24">and inside our useSelector hook, </text:span><text:bookmark text:name="ember1765"/><text:span text:style-name="T24">we create another function with state as its parameter, </text:span><text:bookmark text:name="ember1766"/><text:span text:style-name="T24">and we'll return state.cart. </text:span></text:p>
      <text:p text:style-name="P59"><text:span text:style-name="T24"/></text:p>
      <text:p text:style-name="P64"><text:span text:style-name="T23">const { cartProductIds } = useSelector((state) =&gt; state.cart)</text:span></text:p>
      <text:p text:style-name="P59"><text:span text:style-name="T24"/></text:p>
      <text:p text:style-name="P59"><text:bookmark text:name="ember1767"/><text:span text:style-name="T24">For our cart number value, </text:span><text:bookmark text:name="ember1768"/><text:span text:style-name="T24">we can now use cartProductIds.length. </text:span><text:bookmark text:name="ember1769"/><text:span text:style-name="T24">On line 16, </text:span><text:bookmark text:name="ember1770"/><text:span text:style-name="T24">we have cartProductIds.length. </text:span></text:p>
      <text:p text:style-name="P64"><text:span text:style-name="T23"/></text:p>
      <text:p text:style-name="P64"><text:span text:style-name="T23">&lt;sup className="cart-number"&gt;{cartProductIds.length}&lt;/sup&gt;</text:span></text:p>
      <text:p text:style-name="P59"><text:span text:style-name="T24"/></text:p>
      <text:p text:style-name="P59"><text:bookmark text:name="ember1771"/><text:span text:style-name="T24">Back to our browser. </text:span><text:bookmark text:name="ember1772"/><text:span text:style-name="T24">You see that the number of items in the carts is now zero. </text:span><text:bookmark text:name="ember1773"/><text:span text:style-name="T24">And when we add products to our carts, </text:span><text:bookmark text:name="ember1774"/><text:span text:style-name="T24">the value changes.</text:span></text:p>
      <text:p text:style-name="P38"/>
      <text:p text:style-name="P39"/>
      <text:p text:style-name="P39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8:05:31.831699266</meta:creation-date>
    <meta:generator>LibreOffice/6.4.7.2$Linux_X86_64 LibreOffice_project/40$Build-2</meta:generator>
    <dc:date>2023-04-13T19:46:09.541328031</dc:date>
    <meta:editing-duration>PT46M54S</meta:editing-duration>
    <meta:editing-cycles>7</meta:editing-cycles>
    <meta:document-statistic meta:table-count="0" meta:image-count="0" meta:object-count="0" meta:page-count="11" meta:paragraph-count="94" meta:word-count="4473" meta:character-count="25908" meta:non-whitespace-character-count="21491"/>
  </office:meta>
</office:document-meta>
</file>